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22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1.14cm"/>
    </style:style>
    <style:style style:name="co8" style:family="table-column">
      <style:table-column-properties fo:break-before="auto" style:column-width="3cm"/>
    </style:style>
    <style:style style:name="co9" style:family="table-column">
      <style:table-column-properties fo:break-before="auto" style:column-width="10.356cm"/>
    </style:style>
    <style:style style:name="co10" style:family="table-column">
      <style:table-column-properties fo:break-before="auto" style:column-width="11.337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 style:vertical-align="middle"/>
      <style:text-properties style:font-name="Fira Mono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ira Mono" fo:font-size="11pt" style:font-size-asian="11pt" style:font-size-complex="11pt"/>
    </style:style>
    <style:style style:name="ce3" style:family="table-cell" style:parent-style-name="Default">
      <style:table-cell-properties style:vertical-align="middle"/>
      <style:text-properties style:font-name="Fira Mono" fo:font-size="11pt" style:font-size-asian="11pt" style:font-size-complex="11pt"/>
    </style:style>
    <style:style style:name="ce4" style:family="table-cell" style:parent-style-name="Default">
      <style:table-cell-properties style:vertical-align="middle"/>
      <style:text-properties fo:color="#000000" style:font-name="Fira Mono" fo:font-size="11pt" style:font-size-asian="11pt" style:font-name-complex="Calibri" style:font-size-complex="11pt"/>
    </style:style>
    <style:style style:name="ce5" style:family="table-cell" style:parent-style-name="Default">
      <style:table-cell-properties fo:background-color="#111111" style:text-align-source="fix" style:repeat-content="false" style:vertical-align="middle"/>
      <style:paragraph-properties fo:text-align="start" fo:margin-left="0cm"/>
      <style:text-properties style:font-name="Fira Mono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Fira Mono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Fira Mono" fo:font-size="11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font-name="Fira Mono" fo:font-size="11pt" style:font-size-asian="11pt" style:font-name-complex="Calibri" style:font-size-complex="11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color="#000000" style:font-name="Fira Mono" fo:font-size="11pt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os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author_id</text:p>
          </table:table-cell>
          <table:table-cell table:style-name="ce1" office:value-type="string" calcext:value-type="string">
            <text:p>likes_count</text:p>
          </table:table-cell>
          <table:table-cell table:style-name="ce1" office:value-type="string" calcext:value-type="string">
            <text:p>popularity</text:p>
          </table:table-cell>
          <table:table-cell table:style-name="ce1" office:value-type="string" calcext:value-type="string">
            <text:p>reads_count</text:p>
          </table:table-cell>
          <table:table-cell/>
          <table:table-cell table:style-name="ce4" table:formula="of:=COM.MICROSOFT.CONCAT(&quot;INSERT INTO post(&quot;;&#10;[.A1];&quot;,&quot;;&#10;[.B1];&quot;,&quot;;&#10;[.C1];&quot;,&quot;;&#10;[.D1];&quot;,&quot;;&#10;[.E1];&quot;,&quot;;&#10;[.F1];&quot;) VALUES &quot;)" office:value-type="string" office:string-value="INSERT INTO post(post_id,author,author_id,likes_count,popularity,reads_count) VALUES " calcext:value-type="string">
            <text:p>INSERT INTO post(post_id,author,author_id,likes_count,popularity,reads_count) VALUES 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ylee Paul</text:p>
          </table:table-cell>
          <table:table-cell office:value-type="float" office:value="9" calcext:value-type="float">
            <text:p>9</text:p>
          </table:table-cell>
          <table:table-cell office:value-type="float" office:value="960" calcext:value-type="float">
            <text:p>960</text:p>
          </table:table-cell>
          <table:table-cell office:value-type="float" office:value="0.13" calcext:value-type="float">
            <text:p>0.13</text:p>
          </table:table-cell>
          <table:table-cell office:value-type="float" office:value="50361" calcext:value-type="float">
            <text:p>50361</text:p>
          </table:table-cell>
          <table:table-cell/>
          <table:table-cell table:style-name="ce4" table:formula="of:=COM.MICROSOFT.CONCAT(&quot;(&quot;;&#10;IF([.A2]=&quot;&quot;;&quot;NULL&quot;;COM.MICROSOFT.CONCAT(&quot;&quot;;[.A2];&quot;&quot;));&quot;,&quot;;&#10;IF([.B2]=&quot;&quot;;&quot;NULL&quot;;COM.MICROSOFT.CONCAT(&quot;&quot;&quot;&quot;;[.B2];&quot;&quot;&quot;&quot;));&quot;,&quot;;&#10;IF([.C2]=&quot;&quot;;&quot;NULL&quot;;COM.MICROSOFT.CONCAT(&quot;&quot;&quot;&quot;;[.C2];&quot;&quot;&quot;&quot;));&quot;,&quot;;&#10;IF([.D2]=&quot;&quot;;&quot;NULL&quot;;COM.MICROSOFT.CONCAT(&quot;&quot;&quot;&quot;;[.D2];&quot;&quot;&quot;&quot;));&quot;,&quot;;&#10;IF([.E2]=&quot;&quot;;&quot;NULL&quot;;COM.MICROSOFT.CONCAT(&quot;&quot;&quot;&quot;;[.E2];&quot;&quot;&quot;&quot;));&quot;,&quot;;&#10;IF([.F2]=&quot;&quot;;&quot;NULL&quot;;COM.MICROSOFT.CONCAT(&quot;&quot;&quot;&quot;;[.F2];&quot;&quot;&quot;&quot;));&quot;),&quot;)" office:value-type="string" office:string-value="(1,&quot;Rylee Paul&quot;,&quot;9&quot;,&quot;960&quot;,&quot;0.13&quot;,&quot;50361&quot;)," calcext:value-type="string">
            <text:p>(1,"Rylee Paul","9","960","0.13","50361"),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Zackery Turner</text:p>
          </table:table-cell>
          <table:table-cell office:value-type="float" office:value="12" calcext:value-type="float">
            <text:p>12</text:p>
          </table:table-cell>
          <table:table-cell office:value-type="float" office:value="469" calcext:value-type="float">
            <text:p>469</text:p>
          </table:table-cell>
          <table:table-cell office:value-type="float" office:value="0.68" calcext:value-type="float">
            <text:p>0.68</text:p>
          </table:table-cell>
          <table:table-cell office:value-type="float" office:value="90406" calcext:value-type="float">
            <text:p>90406</text:p>
          </table:table-cell>
          <table:table-cell/>
          <table:table-cell table:style-name="ce4" table:formula="of:=COM.MICROSOFT.CONCAT(&quot;(&quot;;&#10;IF([.A3]=&quot;&quot;;&quot;NULL&quot;;COM.MICROSOFT.CONCAT(&quot;&quot;;[.A3];&quot;&quot;));&quot;,&quot;;&#10;IF([.B3]=&quot;&quot;;&quot;NULL&quot;;COM.MICROSOFT.CONCAT(&quot;&quot;&quot;&quot;;[.B3];&quot;&quot;&quot;&quot;));&quot;,&quot;;&#10;IF([.C3]=&quot;&quot;;&quot;NULL&quot;;COM.MICROSOFT.CONCAT(&quot;&quot;&quot;&quot;;[.C3];&quot;&quot;&quot;&quot;));&quot;,&quot;;&#10;IF([.D3]=&quot;&quot;;&quot;NULL&quot;;COM.MICROSOFT.CONCAT(&quot;&quot;&quot;&quot;;[.D3];&quot;&quot;&quot;&quot;));&quot;,&quot;;&#10;IF([.E3]=&quot;&quot;;&quot;NULL&quot;;COM.MICROSOFT.CONCAT(&quot;&quot;&quot;&quot;;[.E3];&quot;&quot;&quot;&quot;));&quot;,&quot;;&#10;IF([.F3]=&quot;&quot;;&quot;NULL&quot;;COM.MICROSOFT.CONCAT(&quot;&quot;&quot;&quot;;[.F3];&quot;&quot;&quot;&quot;));&quot;),&quot;)" office:value-type="string" office:string-value="(2,&quot;Zackery Turner&quot;,&quot;12&quot;,&quot;469&quot;,&quot;0.68&quot;,&quot;90406&quot;)," calcext:value-type="string">
            <text:p>(2,"Zackery Turner","12","469","0.68","90406"),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Elisha Friedman</text:p>
          </table:table-cell>
          <table:table-cell office:value-type="float" office:value="8" calcext:value-type="float">
            <text:p>8</text:p>
          </table:table-cell>
          <table:table-cell office:value-type="float" office:value="728" calcext:value-type="float">
            <text:p>728</text:p>
          </table:table-cell>
          <table:table-cell office:value-type="float" office:value="0.88" calcext:value-type="float">
            <text:p>0.88</text:p>
          </table:table-cell>
          <table:table-cell office:value-type="float" office:value="19645" calcext:value-type="float">
            <text:p>19645</text:p>
          </table:table-cell>
          <table:table-cell/>
          <table:table-cell table:style-name="ce4" table:formula="of:=COM.MICROSOFT.CONCAT(&quot;(&quot;;&#10;IF([.A4]=&quot;&quot;;&quot;NULL&quot;;COM.MICROSOFT.CONCAT(&quot;&quot;;[.A4];&quot;&quot;));&quot;,&quot;;&#10;IF([.B4]=&quot;&quot;;&quot;NULL&quot;;COM.MICROSOFT.CONCAT(&quot;&quot;&quot;&quot;;[.B4];&quot;&quot;&quot;&quot;));&quot;,&quot;;&#10;IF([.C4]=&quot;&quot;;&quot;NULL&quot;;COM.MICROSOFT.CONCAT(&quot;&quot;&quot;&quot;;[.C4];&quot;&quot;&quot;&quot;));&quot;,&quot;;&#10;IF([.D4]=&quot;&quot;;&quot;NULL&quot;;COM.MICROSOFT.CONCAT(&quot;&quot;&quot;&quot;;[.D4];&quot;&quot;&quot;&quot;));&quot;,&quot;;&#10;IF([.E4]=&quot;&quot;;&quot;NULL&quot;;COM.MICROSOFT.CONCAT(&quot;&quot;&quot;&quot;;[.E4];&quot;&quot;&quot;&quot;));&quot;,&quot;;&#10;IF([.F4]=&quot;&quot;;&quot;NULL&quot;;COM.MICROSOFT.CONCAT(&quot;&quot;&quot;&quot;;[.F4];&quot;&quot;&quot;&quot;));&quot;),&quot;)" office:value-type="string" office:string-value="(4,&quot;Elisha Friedman&quot;,&quot;8&quot;,&quot;728&quot;,&quot;0.88&quot;,&quot;19645&quot;)," calcext:value-type="string">
            <text:p>(4,"Elisha Friedman","8","728","0.88","19645"),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dalyn Blevins</text:p>
          </table:table-cell>
          <table:table-cell office:value-type="float" office:value="11" calcext:value-type="float">
            <text:p>11</text:p>
          </table:table-cell>
          <table:table-cell office:value-type="float" office:value="590" calcext:value-type="float">
            <text:p>590</text:p>
          </table:table-cell>
          <table:table-cell office:value-type="float" office:value="0.32" calcext:value-type="float">
            <text:p>0.32</text:p>
          </table:table-cell>
          <table:table-cell office:value-type="float" office:value="80351" calcext:value-type="float">
            <text:p>80351</text:p>
          </table:table-cell>
          <table:table-cell/>
          <table:table-cell table:style-name="ce4" table:formula="of:=COM.MICROSOFT.CONCAT(&quot;(&quot;;&#10;IF([.A5]=&quot;&quot;;&quot;NULL&quot;;COM.MICROSOFT.CONCAT(&quot;&quot;;[.A5];&quot;&quot;));&quot;,&quot;;&#10;IF([.B5]=&quot;&quot;;&quot;NULL&quot;;COM.MICROSOFT.CONCAT(&quot;&quot;&quot;&quot;;[.B5];&quot;&quot;&quot;&quot;));&quot;,&quot;;&#10;IF([.C5]=&quot;&quot;;&quot;NULL&quot;;COM.MICROSOFT.CONCAT(&quot;&quot;&quot;&quot;;[.C5];&quot;&quot;&quot;&quot;));&quot;,&quot;;&#10;IF([.D5]=&quot;&quot;;&quot;NULL&quot;;COM.MICROSOFT.CONCAT(&quot;&quot;&quot;&quot;;[.D5];&quot;&quot;&quot;&quot;));&quot;,&quot;;&#10;IF([.E5]=&quot;&quot;;&quot;NULL&quot;;COM.MICROSOFT.CONCAT(&quot;&quot;&quot;&quot;;[.E5];&quot;&quot;&quot;&quot;));&quot;,&quot;;&#10;IF([.F5]=&quot;&quot;;&quot;NULL&quot;;COM.MICROSOFT.CONCAT(&quot;&quot;&quot;&quot;;[.F5];&quot;&quot;&quot;&quot;));&quot;),&quot;)" office:value-type="string" office:string-value="(12,&quot;Adalyn Blevins&quot;,&quot;11&quot;,&quot;590&quot;,&quot;0.32&quot;,&quot;80351&quot;)," calcext:value-type="string">
            <text:p>(12,"Adalyn Blevins","11","590","0.32","80351"),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Elisha Friedman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float" office:value="0.31" calcext:value-type="float">
            <text:p>0.31</text:p>
          </table:table-cell>
          <table:table-cell office:value-type="float" office:value="64058" calcext:value-type="float">
            <text:p>64058</text:p>
          </table:table-cell>
          <table:table-cell/>
          <table:table-cell table:style-name="ce4" table:formula="of:=COM.MICROSOFT.CONCAT(&quot;(&quot;;&#10;IF([.A6]=&quot;&quot;;&quot;NULL&quot;;COM.MICROSOFT.CONCAT(&quot;&quot;;[.A6];&quot;&quot;));&quot;,&quot;;&#10;IF([.B6]=&quot;&quot;;&quot;NULL&quot;;COM.MICROSOFT.CONCAT(&quot;&quot;&quot;&quot;;[.B6];&quot;&quot;&quot;&quot;));&quot;,&quot;;&#10;IF([.C6]=&quot;&quot;;&quot;NULL&quot;;COM.MICROSOFT.CONCAT(&quot;&quot;&quot;&quot;;[.C6];&quot;&quot;&quot;&quot;));&quot;,&quot;;&#10;IF([.D6]=&quot;&quot;;&quot;NULL&quot;;COM.MICROSOFT.CONCAT(&quot;&quot;&quot;&quot;;[.D6];&quot;&quot;&quot;&quot;));&quot;,&quot;;&#10;IF([.E6]=&quot;&quot;;&quot;NULL&quot;;COM.MICROSOFT.CONCAT(&quot;&quot;&quot;&quot;;[.E6];&quot;&quot;&quot;&quot;));&quot;,&quot;;&#10;IF([.F6]=&quot;&quot;;&quot;NULL&quot;;COM.MICROSOFT.CONCAT(&quot;&quot;&quot;&quot;;[.F6];&quot;&quot;&quot;&quot;));&quot;),&quot;)" office:value-type="string" office:string-value="(13,&quot;Elisha Friedman&quot;,&quot;8&quot;,&quot;230&quot;,&quot;0.31&quot;,&quot;64058&quot;)," calcext:value-type="string">
            <text:p>(13,"Elisha Friedman","8","230","0.31","64058"),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Trevon Rodriguez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float" office:value="0.67" calcext:value-type="float">
            <text:p>0.67</text:p>
          </table:table-cell>
          <table:table-cell office:value-type="float" office:value="25644" calcext:value-type="float">
            <text:p>25644</text:p>
          </table:table-cell>
          <table:table-cell/>
          <table:table-cell table:style-name="ce4" table:formula="of:=COM.MICROSOFT.CONCAT(&quot;(&quot;;&#10;IF([.A7]=&quot;&quot;;&quot;NULL&quot;;COM.MICROSOFT.CONCAT(&quot;&quot;;[.A7];&quot;&quot;));&quot;,&quot;;&#10;IF([.B7]=&quot;&quot;;&quot;NULL&quot;;COM.MICROSOFT.CONCAT(&quot;&quot;&quot;&quot;;[.B7];&quot;&quot;&quot;&quot;));&quot;,&quot;;&#10;IF([.C7]=&quot;&quot;;&quot;NULL&quot;;COM.MICROSOFT.CONCAT(&quot;&quot;&quot;&quot;;[.C7];&quot;&quot;&quot;&quot;));&quot;,&quot;;&#10;IF([.D7]=&quot;&quot;;&quot;NULL&quot;;COM.MICROSOFT.CONCAT(&quot;&quot;&quot;&quot;;[.D7];&quot;&quot;&quot;&quot;));&quot;,&quot;;&#10;IF([.E7]=&quot;&quot;;&quot;NULL&quot;;COM.MICROSOFT.CONCAT(&quot;&quot;&quot;&quot;;[.E7];&quot;&quot;&quot;&quot;));&quot;,&quot;;&#10;IF([.F7]=&quot;&quot;;&quot;NULL&quot;;COM.MICROSOFT.CONCAT(&quot;&quot;&quot;&quot;;[.F7];&quot;&quot;&quot;&quot;));&quot;),&quot;)" office:value-type="string" office:string-value="(14,&quot;Trevon Rodriguez&quot;,&quot;5&quot;,&quot;311&quot;,&quot;0.67&quot;,&quot;25644&quot;)," calcext:value-type="string">
            <text:p>(14,"Trevon Rodriguez","5","311","0.67","25644"),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ainey Ritter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office:value-type="float" office:value="0.8" calcext:value-type="float">
            <text:p>0.8</text:p>
          </table:table-cell>
          <table:table-cell office:value-type="float" office:value="81549" calcext:value-type="float">
            <text:p>81549</text:p>
          </table:table-cell>
          <table:table-cell/>
          <table:table-cell table:style-name="ce4" table:formula="of:=COM.MICROSOFT.CONCAT(&quot;(&quot;;&#10;IF([.A8]=&quot;&quot;;&quot;NULL&quot;;COM.MICROSOFT.CONCAT(&quot;&quot;;[.A8];&quot;&quot;));&quot;,&quot;;&#10;IF([.B8]=&quot;&quot;;&quot;NULL&quot;;COM.MICROSOFT.CONCAT(&quot;&quot;&quot;&quot;;[.B8];&quot;&quot;&quot;&quot;));&quot;,&quot;;&#10;IF([.C8]=&quot;&quot;;&quot;NULL&quot;;COM.MICROSOFT.CONCAT(&quot;&quot;&quot;&quot;;[.C8];&quot;&quot;&quot;&quot;));&quot;,&quot;;&#10;IF([.D8]=&quot;&quot;;&quot;NULL&quot;;COM.MICROSOFT.CONCAT(&quot;&quot;&quot;&quot;;[.D8];&quot;&quot;&quot;&quot;));&quot;,&quot;;&#10;IF([.E8]=&quot;&quot;;&quot;NULL&quot;;COM.MICROSOFT.CONCAT(&quot;&quot;&quot;&quot;;[.E8];&quot;&quot;&quot;&quot;));&quot;,&quot;;&#10;IF([.F8]=&quot;&quot;;&quot;NULL&quot;;COM.MICROSOFT.CONCAT(&quot;&quot;&quot;&quot;;[.F8];&quot;&quot;&quot;&quot;));&quot;),&quot;)" office:value-type="string" office:string-value="(15,&quot;Lainey Ritter&quot;,&quot;1&quot;,&quot;560&quot;,&quot;0.8&quot;,&quot;81549&quot;)," calcext:value-type="string">
            <text:p>(15,"Lainey Ritter","1","560","0.8","81549"),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Jaden Bryant</text:p>
          </table:table-cell>
          <table:table-cell office:value-type="float" office:value="3" calcext:value-type="float">
            <text:p>3</text:p>
          </table:table-cell>
          <table:table-cell office:value-type="float" office:value="983" calcext:value-type="float">
            <text:p>983</text:p>
          </table:table-cell>
          <table:table-cell office:value-type="float" office:value="0.09" calcext:value-type="float">
            <text:p>0.09</text:p>
          </table:table-cell>
          <table:table-cell office:value-type="float" office:value="33952" calcext:value-type="float">
            <text:p>33952</text:p>
          </table:table-cell>
          <table:table-cell/>
          <table:table-cell table:style-name="ce4" table:formula="of:=COM.MICROSOFT.CONCAT(&quot;(&quot;;&#10;IF([.A9]=&quot;&quot;;&quot;NULL&quot;;COM.MICROSOFT.CONCAT(&quot;&quot;;[.A9];&quot;&quot;));&quot;,&quot;;&#10;IF([.B9]=&quot;&quot;;&quot;NULL&quot;;COM.MICROSOFT.CONCAT(&quot;&quot;&quot;&quot;;[.B9];&quot;&quot;&quot;&quot;));&quot;,&quot;;&#10;IF([.C9]=&quot;&quot;;&quot;NULL&quot;;COM.MICROSOFT.CONCAT(&quot;&quot;&quot;&quot;;[.C9];&quot;&quot;&quot;&quot;));&quot;,&quot;;&#10;IF([.D9]=&quot;&quot;;&quot;NULL&quot;;COM.MICROSOFT.CONCAT(&quot;&quot;&quot;&quot;;[.D9];&quot;&quot;&quot;&quot;));&quot;,&quot;;&#10;IF([.E9]=&quot;&quot;;&quot;NULL&quot;;COM.MICROSOFT.CONCAT(&quot;&quot;&quot;&quot;;[.E9];&quot;&quot;&quot;&quot;));&quot;,&quot;;&#10;IF([.F9]=&quot;&quot;;&quot;NULL&quot;;COM.MICROSOFT.CONCAT(&quot;&quot;&quot;&quot;;[.F9];&quot;&quot;&quot;&quot;));&quot;),&quot;)" office:value-type="string" office:string-value="(18,&quot;Jaden Bryant&quot;,&quot;3&quot;,&quot;983&quot;,&quot;0.09&quot;,&quot;33952&quot;)," calcext:value-type="string">
            <text:p>(18,"Jaden Bryant","3","983","0.09","33952"),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Zackery Turner</text:p>
          </table:table-cell>
          <table:table-cell office:value-type="float" office:value="12" calcext:value-type="float">
            <text:p>12</text:p>
          </table:table-cell>
          <table:table-cell office:value-type="float" office:value="940" calcext:value-type="float">
            <text:p>940</text:p>
          </table:table-cell>
          <table:table-cell office:value-type="float" office:value="0.74" calcext:value-type="float">
            <text:p>0.74</text:p>
          </table:table-cell>
          <table:table-cell office:value-type="float" office:value="89299" calcext:value-type="float">
            <text:p>89299</text:p>
          </table:table-cell>
          <table:table-cell/>
          <table:table-cell table:style-name="ce4" table:formula="of:=COM.MICROSOFT.CONCAT(&quot;(&quot;;&#10;IF([.A10]=&quot;&quot;;&quot;NULL&quot;;COM.MICROSOFT.CONCAT(&quot;&quot;;[.A10];&quot;&quot;));&quot;,&quot;;&#10;IF([.B10]=&quot;&quot;;&quot;NULL&quot;;COM.MICROSOFT.CONCAT(&quot;&quot;&quot;&quot;;[.B10];&quot;&quot;&quot;&quot;));&quot;,&quot;;&#10;IF([.C10]=&quot;&quot;;&quot;NULL&quot;;COM.MICROSOFT.CONCAT(&quot;&quot;&quot;&quot;;[.C10];&quot;&quot;&quot;&quot;));&quot;,&quot;;&#10;IF([.D10]=&quot;&quot;;&quot;NULL&quot;;COM.MICROSOFT.CONCAT(&quot;&quot;&quot;&quot;;[.D10];&quot;&quot;&quot;&quot;));&quot;,&quot;;&#10;IF([.E10]=&quot;&quot;;&quot;NULL&quot;;COM.MICROSOFT.CONCAT(&quot;&quot;&quot;&quot;;[.E10];&quot;&quot;&quot;&quot;));&quot;,&quot;;&#10;IF([.F10]=&quot;&quot;;&quot;NULL&quot;;COM.MICROSOFT.CONCAT(&quot;&quot;&quot;&quot;;[.F10];&quot;&quot;&quot;&quot;));&quot;),&quot;)" office:value-type="string" office:string-value="(24,&quot;Zackery Turner&quot;,&quot;12&quot;,&quot;940&quot;,&quot;0.74&quot;,&quot;89299&quot;)," calcext:value-type="string">
            <text:p>(24,"Zackery Turner","12","940","0.74","89299"),</text:p>
          </table:table-cell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Elisha Friedman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float" office:value="0.12" calcext:value-type="float">
            <text:p>0.12</text:p>
          </table:table-cell>
          <table:table-cell office:value-type="float" office:value="32949" calcext:value-type="float">
            <text:p>32949</text:p>
          </table:table-cell>
          <table:table-cell/>
          <table:table-cell table:style-name="ce4" table:formula="of:=COM.MICROSOFT.CONCAT(&quot;(&quot;;&#10;IF([.A11]=&quot;&quot;;&quot;NULL&quot;;COM.MICROSOFT.CONCAT(&quot;&quot;;[.A11];&quot;&quot;));&quot;,&quot;;&#10;IF([.B11]=&quot;&quot;;&quot;NULL&quot;;COM.MICROSOFT.CONCAT(&quot;&quot;&quot;&quot;;[.B11];&quot;&quot;&quot;&quot;));&quot;,&quot;;&#10;IF([.C11]=&quot;&quot;;&quot;NULL&quot;;COM.MICROSOFT.CONCAT(&quot;&quot;&quot;&quot;;[.C11];&quot;&quot;&quot;&quot;));&quot;,&quot;;&#10;IF([.D11]=&quot;&quot;;&quot;NULL&quot;;COM.MICROSOFT.CONCAT(&quot;&quot;&quot;&quot;;[.D11];&quot;&quot;&quot;&quot;));&quot;,&quot;;&#10;IF([.E11]=&quot;&quot;;&quot;NULL&quot;;COM.MICROSOFT.CONCAT(&quot;&quot;&quot;&quot;;[.E11];&quot;&quot;&quot;&quot;));&quot;,&quot;;&#10;IF([.F11]=&quot;&quot;;&quot;NULL&quot;;COM.MICROSOFT.CONCAT(&quot;&quot;&quot;&quot;;[.F11];&quot;&quot;&quot;&quot;));&quot;),&quot;)" office:value-type="string" office:string-value="(25,&quot;Elisha Friedman&quot;,&quot;8&quot;,&quot;365&quot;,&quot;0.12&quot;,&quot;32949&quot;)," calcext:value-type="string">
            <text:p>(25,"Elisha Friedman","8","365","0.12","32949"),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Zackery Turner</text:p>
          </table:table-cell>
          <table:table-cell office:value-type="float" office:value="12" calcext:value-type="float">
            <text:p>12</text:p>
          </table:table-cell>
          <table:table-cell office:value-type="float" office:value="748" calcext:value-type="float">
            <text:p>748</text:p>
          </table:table-cell>
          <table:table-cell office:value-type="float" office:value="0.75" calcext:value-type="float">
            <text:p>0.75</text:p>
          </table:table-cell>
          <table:table-cell office:value-type="float" office:value="28239" calcext:value-type="float">
            <text:p>28239</text:p>
          </table:table-cell>
          <table:table-cell/>
          <table:table-cell table:style-name="ce4" table:formula="of:=COM.MICROSOFT.CONCAT(&quot;(&quot;;&#10;IF([.A12]=&quot;&quot;;&quot;NULL&quot;;COM.MICROSOFT.CONCAT(&quot;&quot;;[.A12];&quot;&quot;));&quot;,&quot;;&#10;IF([.B12]=&quot;&quot;;&quot;NULL&quot;;COM.MICROSOFT.CONCAT(&quot;&quot;&quot;&quot;;[.B12];&quot;&quot;&quot;&quot;));&quot;,&quot;;&#10;IF([.C12]=&quot;&quot;;&quot;NULL&quot;;COM.MICROSOFT.CONCAT(&quot;&quot;&quot;&quot;;[.C12];&quot;&quot;&quot;&quot;));&quot;,&quot;;&#10;IF([.D12]=&quot;&quot;;&quot;NULL&quot;;COM.MICROSOFT.CONCAT(&quot;&quot;&quot;&quot;;[.D12];&quot;&quot;&quot;&quot;));&quot;,&quot;;&#10;IF([.E12]=&quot;&quot;;&quot;NULL&quot;;COM.MICROSOFT.CONCAT(&quot;&quot;&quot;&quot;;[.E12];&quot;&quot;&quot;&quot;));&quot;,&quot;;&#10;IF([.F12]=&quot;&quot;;&quot;NULL&quot;;COM.MICROSOFT.CONCAT(&quot;&quot;&quot;&quot;;[.F12];&quot;&quot;&quot;&quot;));&quot;),&quot;)" office:value-type="string" office:string-value="(26,&quot;Zackery Turner&quot;,&quot;12&quot;,&quot;748&quot;,&quot;0.75&quot;,&quot;28239&quot;)," calcext:value-type="string">
            <text:p>(26,"Zackery Turner","12","748","0.75","28239"),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Kinley Crosby</text:p>
          </table:table-cell>
          <table:table-cell office:value-type="float" office:value="10" calcext:value-type="float">
            <text:p>10</text:p>
          </table:table-cell>
          <table:table-cell office:value-type="float" office:value="868" calcext:value-type="float">
            <text:p>868</text:p>
          </table:table-cell>
          <table:table-cell office:value-type="float" office:value="0.2" calcext:value-type="float">
            <text:p>0.2</text:p>
          </table:table-cell>
          <table:table-cell office:value-type="float" office:value="66926" calcext:value-type="float">
            <text:p>66926</text:p>
          </table:table-cell>
          <table:table-cell/>
          <table:table-cell table:style-name="ce4" table:formula="of:=COM.MICROSOFT.CONCAT(&quot;(&quot;;&#10;IF([.A13]=&quot;&quot;;&quot;NULL&quot;;COM.MICROSOFT.CONCAT(&quot;&quot;;[.A13];&quot;&quot;));&quot;,&quot;;&#10;IF([.B13]=&quot;&quot;;&quot;NULL&quot;;COM.MICROSOFT.CONCAT(&quot;&quot;&quot;&quot;;[.B13];&quot;&quot;&quot;&quot;));&quot;,&quot;;&#10;IF([.C13]=&quot;&quot;;&quot;NULL&quot;;COM.MICROSOFT.CONCAT(&quot;&quot;&quot;&quot;;[.C13];&quot;&quot;&quot;&quot;));&quot;,&quot;;&#10;IF([.D13]=&quot;&quot;;&quot;NULL&quot;;COM.MICROSOFT.CONCAT(&quot;&quot;&quot;&quot;;[.D13];&quot;&quot;&quot;&quot;));&quot;,&quot;;&#10;IF([.E13]=&quot;&quot;;&quot;NULL&quot;;COM.MICROSOFT.CONCAT(&quot;&quot;&quot;&quot;;[.E13];&quot;&quot;&quot;&quot;));&quot;,&quot;;&#10;IF([.F13]=&quot;&quot;;&quot;NULL&quot;;COM.MICROSOFT.CONCAT(&quot;&quot;&quot;&quot;;[.F13];&quot;&quot;&quot;&quot;));&quot;),&quot;)" office:value-type="string" office:string-value="(35,&quot;Kinley Crosby&quot;,&quot;10&quot;,&quot;868&quot;,&quot;0.2&quot;,&quot;66926&quot;)," calcext:value-type="string">
            <text:p>(35,"Kinley Crosby","10","868","0.2","66926"),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Adalyn Blevins</text:p>
          </table:table-cell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0.55" calcext:value-type="float">
            <text:p>0.55</text:p>
          </table:table-cell>
          <table:table-cell office:value-type="float" office:value="35946" calcext:value-type="float">
            <text:p>35946</text:p>
          </table:table-cell>
          <table:table-cell/>
          <table:table-cell table:style-name="ce4" table:formula="of:=COM.MICROSOFT.CONCAT(&quot;(&quot;;&#10;IF([.A14]=&quot;&quot;;&quot;NULL&quot;;COM.MICROSOFT.CONCAT(&quot;&quot;;[.A14];&quot;&quot;));&quot;,&quot;;&#10;IF([.B14]=&quot;&quot;;&quot;NULL&quot;;COM.MICROSOFT.CONCAT(&quot;&quot;&quot;&quot;;[.B14];&quot;&quot;&quot;&quot;));&quot;,&quot;;&#10;IF([.C14]=&quot;&quot;;&quot;NULL&quot;;COM.MICROSOFT.CONCAT(&quot;&quot;&quot;&quot;;[.C14];&quot;&quot;&quot;&quot;));&quot;,&quot;;&#10;IF([.D14]=&quot;&quot;;&quot;NULL&quot;;COM.MICROSOFT.CONCAT(&quot;&quot;&quot;&quot;;[.D14];&quot;&quot;&quot;&quot;));&quot;,&quot;;&#10;IF([.E14]=&quot;&quot;;&quot;NULL&quot;;COM.MICROSOFT.CONCAT(&quot;&quot;&quot;&quot;;[.E14];&quot;&quot;&quot;&quot;));&quot;,&quot;;&#10;IF([.F14]=&quot;&quot;;&quot;NULL&quot;;COM.MICROSOFT.CONCAT(&quot;&quot;&quot;&quot;;[.F14];&quot;&quot;&quot;&quot;));&quot;),&quot;)" office:value-type="string" office:string-value="(37,&quot;Adalyn Blevins&quot;,&quot;11&quot;,&quot;107&quot;,&quot;0.55&quot;,&quot;35946&quot;)," calcext:value-type="string">
            <text:p>(37,"Adalyn Blevins","11","107","0.55","35946"),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Jon Abbott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0.07" calcext:value-type="float">
            <text:p>0.07</text:p>
          </table:table-cell>
          <table:table-cell office:value-type="float" office:value="77776" calcext:value-type="float">
            <text:p>77776</text:p>
          </table:table-cell>
          <table:table-cell/>
          <table:table-cell table:style-name="ce4" table:formula="of:=COM.MICROSOFT.CONCAT(&quot;(&quot;;&#10;IF([.A15]=&quot;&quot;;&quot;NULL&quot;;COM.MICROSOFT.CONCAT(&quot;&quot;;[.A15];&quot;&quot;));&quot;,&quot;;&#10;IF([.B15]=&quot;&quot;;&quot;NULL&quot;;COM.MICROSOFT.CONCAT(&quot;&quot;&quot;&quot;;[.B15];&quot;&quot;&quot;&quot;));&quot;,&quot;;&#10;IF([.C15]=&quot;&quot;;&quot;NULL&quot;;COM.MICROSOFT.CONCAT(&quot;&quot;&quot;&quot;;[.C15];&quot;&quot;&quot;&quot;));&quot;,&quot;;&#10;IF([.D15]=&quot;&quot;;&quot;NULL&quot;;COM.MICROSOFT.CONCAT(&quot;&quot;&quot;&quot;;[.D15];&quot;&quot;&quot;&quot;));&quot;,&quot;;&#10;IF([.E15]=&quot;&quot;;&quot;NULL&quot;;COM.MICROSOFT.CONCAT(&quot;&quot;&quot;&quot;;[.E15];&quot;&quot;&quot;&quot;));&quot;,&quot;;&#10;IF([.F15]=&quot;&quot;;&quot;NULL&quot;;COM.MICROSOFT.CONCAT(&quot;&quot;&quot;&quot;;[.F15];&quot;&quot;&quot;&quot;));&quot;),&quot;)" office:value-type="string" office:string-value="(43,&quot;Jon Abbott&quot;,&quot;4&quot;,&quot;149&quot;,&quot;0.07&quot;,&quot;77776&quot;)," calcext:value-type="string">
            <text:p>(43,"Jon Abbott","4","149","0.07","77776"),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Jon Abbott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0.96" calcext:value-type="float">
            <text:p>0.96</text:p>
          </table:table-cell>
          <table:table-cell office:value-type="float" office:value="79298" calcext:value-type="float">
            <text:p>79298</text:p>
          </table:table-cell>
          <table:table-cell/>
          <table:table-cell table:style-name="ce4" table:formula="of:=COM.MICROSOFT.CONCAT(&quot;(&quot;;&#10;IF([.A16]=&quot;&quot;;&quot;NULL&quot;;COM.MICROSOFT.CONCAT(&quot;&quot;;[.A16];&quot;&quot;));&quot;,&quot;;&#10;IF([.B16]=&quot;&quot;;&quot;NULL&quot;;COM.MICROSOFT.CONCAT(&quot;&quot;&quot;&quot;;[.B16];&quot;&quot;&quot;&quot;));&quot;,&quot;;&#10;IF([.C16]=&quot;&quot;;&quot;NULL&quot;;COM.MICROSOFT.CONCAT(&quot;&quot;&quot;&quot;;[.C16];&quot;&quot;&quot;&quot;));&quot;,&quot;;&#10;IF([.D16]=&quot;&quot;;&quot;NULL&quot;;COM.MICROSOFT.CONCAT(&quot;&quot;&quot;&quot;;[.D16];&quot;&quot;&quot;&quot;));&quot;,&quot;;&#10;IF([.E16]=&quot;&quot;;&quot;NULL&quot;;COM.MICROSOFT.CONCAT(&quot;&quot;&quot;&quot;;[.E16];&quot;&quot;&quot;&quot;));&quot;,&quot;;&#10;IF([.F16]=&quot;&quot;;&quot;NULL&quot;;COM.MICROSOFT.CONCAT(&quot;&quot;&quot;&quot;;[.F16];&quot;&quot;&quot;&quot;));&quot;),&quot;)" office:value-type="string" office:string-value="(46,&quot;Jon Abbott&quot;,&quot;4&quot;,&quot;89&quot;,&quot;0.96&quot;,&quot;79298&quot;)," calcext:value-type="string">
            <text:p>(46,"Jon Abbott","4","89","0.96","79298"),</text:p>
          </table:table-cell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Jaden Bryant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01" calcext:value-type="float">
            <text:p>0.01</text:p>
          </table:table-cell>
          <table:table-cell office:value-type="float" office:value="98798" calcext:value-type="float">
            <text:p>98798</text:p>
          </table:table-cell>
          <table:table-cell/>
          <table:table-cell table:style-name="ce4" table:formula="of:=COM.MICROSOFT.CONCAT(&quot;(&quot;;&#10;IF([.A17]=&quot;&quot;;&quot;NULL&quot;;COM.MICROSOFT.CONCAT(&quot;&quot;;[.A17];&quot;&quot;));&quot;,&quot;;&#10;IF([.B17]=&quot;&quot;;&quot;NULL&quot;;COM.MICROSOFT.CONCAT(&quot;&quot;&quot;&quot;;[.B17];&quot;&quot;&quot;&quot;));&quot;,&quot;;&#10;IF([.C17]=&quot;&quot;;&quot;NULL&quot;;COM.MICROSOFT.CONCAT(&quot;&quot;&quot;&quot;;[.C17];&quot;&quot;&quot;&quot;));&quot;,&quot;;&#10;IF([.D17]=&quot;&quot;;&quot;NULL&quot;;COM.MICROSOFT.CONCAT(&quot;&quot;&quot;&quot;;[.D17];&quot;&quot;&quot;&quot;));&quot;,&quot;;&#10;IF([.E17]=&quot;&quot;;&quot;NULL&quot;;COM.MICROSOFT.CONCAT(&quot;&quot;&quot;&quot;;[.E17];&quot;&quot;&quot;&quot;));&quot;,&quot;;&#10;IF([.F17]=&quot;&quot;;&quot;NULL&quot;;COM.MICROSOFT.CONCAT(&quot;&quot;&quot;&quot;;[.F17];&quot;&quot;&quot;&quot;));&quot;),&quot;)" office:value-type="string" office:string-value="(51,&quot;Jaden Bryant&quot;,&quot;3&quot;,&quot;487&quot;,&quot;0.01&quot;,&quot;98798&quot;)," calcext:value-type="string">
            <text:p>(51,"Jaden Bryant","3","487","0.01","98798"),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Bryson Bowers</text:p>
          </table:table-cell>
          <table:table-cell office:value-type="float" office:value="6" calcext:value-type="float">
            <text:p>6</text:p>
          </table:table-cell>
          <table:table-cell office:value-type="float" office:value="723" calcext:value-type="float">
            <text:p>723</text:p>
          </table:table-cell>
          <table:table-cell office:value-type="float" office:value="0.56" calcext:value-type="float">
            <text:p>0.56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4" table:formula="of:=COM.MICROSOFT.CONCAT(&quot;(&quot;;&#10;IF([.A18]=&quot;&quot;;&quot;NULL&quot;;COM.MICROSOFT.CONCAT(&quot;&quot;;[.A18];&quot;&quot;));&quot;,&quot;;&#10;IF([.B18]=&quot;&quot;;&quot;NULL&quot;;COM.MICROSOFT.CONCAT(&quot;&quot;&quot;&quot;;[.B18];&quot;&quot;&quot;&quot;));&quot;,&quot;;&#10;IF([.C18]=&quot;&quot;;&quot;NULL&quot;;COM.MICROSOFT.CONCAT(&quot;&quot;&quot;&quot;;[.C18];&quot;&quot;&quot;&quot;));&quot;,&quot;;&#10;IF([.D18]=&quot;&quot;;&quot;NULL&quot;;COM.MICROSOFT.CONCAT(&quot;&quot;&quot;&quot;;[.D18];&quot;&quot;&quot;&quot;));&quot;,&quot;;&#10;IF([.E18]=&quot;&quot;;&quot;NULL&quot;;COM.MICROSOFT.CONCAT(&quot;&quot;&quot;&quot;;[.E18];&quot;&quot;&quot;&quot;));&quot;,&quot;;&#10;IF([.F18]=&quot;&quot;;&quot;NULL&quot;;COM.MICROSOFT.CONCAT(&quot;&quot;&quot;&quot;;[.F18];&quot;&quot;&quot;&quot;));&quot;),&quot;)" office:value-type="string" office:string-value="(54,&quot;Bryson Bowers&quot;,&quot;6&quot;,&quot;723&quot;,&quot;0.56&quot;,&quot;312&quot;)," calcext:value-type="string">
            <text:p>(54,"Bryson Bowers","6","723","0.56","312"),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Trevon Rodriguez</text:p>
          </table:table-cell>
          <table:table-cell office:value-type="float" office:value="5" calcext:value-type="float">
            <text:p>5</text:p>
          </table:table-cell>
          <table:table-cell office:value-type="float" office:value="466" calcext:value-type="float">
            <text:p>466</text:p>
          </table:table-cell>
          <table:table-cell office:value-type="float" office:value="0.1" calcext:value-type="float">
            <text:p>0.1</text:p>
          </table:table-cell>
          <table:table-cell office:value-type="float" office:value="17389" calcext:value-type="float">
            <text:p>17389</text:p>
          </table:table-cell>
          <table:table-cell/>
          <table:table-cell table:style-name="ce4" table:formula="of:=COM.MICROSOFT.CONCAT(&quot;(&quot;;&#10;IF([.A19]=&quot;&quot;;&quot;NULL&quot;;COM.MICROSOFT.CONCAT(&quot;&quot;;[.A19];&quot;&quot;));&quot;,&quot;;&#10;IF([.B19]=&quot;&quot;;&quot;NULL&quot;;COM.MICROSOFT.CONCAT(&quot;&quot;&quot;&quot;;[.B19];&quot;&quot;&quot;&quot;));&quot;,&quot;;&#10;IF([.C19]=&quot;&quot;;&quot;NULL&quot;;COM.MICROSOFT.CONCAT(&quot;&quot;&quot;&quot;;[.C19];&quot;&quot;&quot;&quot;));&quot;,&quot;;&#10;IF([.D19]=&quot;&quot;;&quot;NULL&quot;;COM.MICROSOFT.CONCAT(&quot;&quot;&quot;&quot;;[.D19];&quot;&quot;&quot;&quot;));&quot;,&quot;;&#10;IF([.E19]=&quot;&quot;;&quot;NULL&quot;;COM.MICROSOFT.CONCAT(&quot;&quot;&quot;&quot;;[.E19];&quot;&quot;&quot;&quot;));&quot;,&quot;;&#10;IF([.F19]=&quot;&quot;;&quot;NULL&quot;;COM.MICROSOFT.CONCAT(&quot;&quot;&quot;&quot;;[.F19];&quot;&quot;&quot;&quot;));&quot;),&quot;)" office:value-type="string" office:string-value="(58,&quot;Trevon Rodriguez&quot;,&quot;5&quot;,&quot;466&quot;,&quot;0.1&quot;,&quot;17389&quot;)," calcext:value-type="string">
            <text:p>(58,"Trevon Rodriguez","5","466","0.1","17389"),</text:p>
          </table:table-cell>
          <table:table-cell table:number-columns-repeated="101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Tia Roberson</text:p>
          </table:table-cell>
          <table:table-cell office:value-type="float" office:value="2" calcext:value-type="float">
            <text:p>2</text:p>
          </table:table-cell>
          <table:table-cell office:value-type="float" office:value="971" calcext:value-type="float">
            <text:p>971</text:p>
          </table:table-cell>
          <table:table-cell office:value-type="float" office:value="0.21" calcext:value-type="float">
            <text:p>0.21</text:p>
          </table:table-cell>
          <table:table-cell office:value-type="float" office:value="36154" calcext:value-type="float">
            <text:p>36154</text:p>
          </table:table-cell>
          <table:table-cell/>
          <table:table-cell table:style-name="ce4" table:formula="of:=COM.MICROSOFT.CONCAT(&quot;(&quot;;&#10;IF([.A20]=&quot;&quot;;&quot;NULL&quot;;COM.MICROSOFT.CONCAT(&quot;&quot;;[.A20];&quot;&quot;));&quot;,&quot;;&#10;IF([.B20]=&quot;&quot;;&quot;NULL&quot;;COM.MICROSOFT.CONCAT(&quot;&quot;&quot;&quot;;[.B20];&quot;&quot;&quot;&quot;));&quot;,&quot;;&#10;IF([.C20]=&quot;&quot;;&quot;NULL&quot;;COM.MICROSOFT.CONCAT(&quot;&quot;&quot;&quot;;[.C20];&quot;&quot;&quot;&quot;));&quot;,&quot;;&#10;IF([.D20]=&quot;&quot;;&quot;NULL&quot;;COM.MICROSOFT.CONCAT(&quot;&quot;&quot;&quot;;[.D20];&quot;&quot;&quot;&quot;));&quot;,&quot;;&#10;IF([.E20]=&quot;&quot;;&quot;NULL&quot;;COM.MICROSOFT.CONCAT(&quot;&quot;&quot;&quot;;[.E20];&quot;&quot;&quot;&quot;));&quot;,&quot;;&#10;IF([.F20]=&quot;&quot;;&quot;NULL&quot;;COM.MICROSOFT.CONCAT(&quot;&quot;&quot;&quot;;[.F20];&quot;&quot;&quot;&quot;));&quot;),&quot;)" office:value-type="string" office:string-value="(59,&quot;Tia Roberson&quot;,&quot;2&quot;,&quot;971&quot;,&quot;0.21&quot;,&quot;36154&quot;)," calcext:value-type="string">
            <text:p>(59,"Tia Roberson","2","971","0.21","36154"),</text:p>
          </table:table-cell>
          <table:table-cell table:number-columns-repeated="1016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Lainey Ritter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01" calcext:value-type="float">
            <text:p>0.01</text:p>
          </table:table-cell>
          <table:table-cell office:value-type="float" office:value="75771" calcext:value-type="float">
            <text:p>75771</text:p>
          </table:table-cell>
          <table:table-cell/>
          <table:table-cell table:style-name="ce4" table:formula="of:=COM.MICROSOFT.CONCAT(&quot;(&quot;;&#10;IF([.A21]=&quot;&quot;;&quot;NULL&quot;;COM.MICROSOFT.CONCAT(&quot;&quot;;[.A21];&quot;&quot;));&quot;,&quot;;&#10;IF([.B21]=&quot;&quot;;&quot;NULL&quot;;COM.MICROSOFT.CONCAT(&quot;&quot;&quot;&quot;;[.B21];&quot;&quot;&quot;&quot;));&quot;,&quot;;&#10;IF([.C21]=&quot;&quot;;&quot;NULL&quot;;COM.MICROSOFT.CONCAT(&quot;&quot;&quot;&quot;;[.C21];&quot;&quot;&quot;&quot;));&quot;,&quot;;&#10;IF([.D21]=&quot;&quot;;&quot;NULL&quot;;COM.MICROSOFT.CONCAT(&quot;&quot;&quot;&quot;;[.D21];&quot;&quot;&quot;&quot;));&quot;,&quot;;&#10;IF([.E21]=&quot;&quot;;&quot;NULL&quot;;COM.MICROSOFT.CONCAT(&quot;&quot;&quot;&quot;;[.E21];&quot;&quot;&quot;&quot;));&quot;,&quot;;&#10;IF([.F21]=&quot;&quot;;&quot;NULL&quot;;COM.MICROSOFT.CONCAT(&quot;&quot;&quot;&quot;;[.F21];&quot;&quot;&quot;&quot;));&quot;),&quot;)" office:value-type="string" office:string-value="(76,&quot;Lainey Ritter&quot;,&quot;1&quot;,&quot;122&quot;,&quot;0.01&quot;,&quot;75771&quot;)," calcext:value-type="string">
            <text:p>(76,"Lainey Ritter","1","122","0.01","75771"),</text:p>
          </table:table-cell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Trevon Rodriguez</text:p>
          </table:table-cell>
          <table:table-cell office:value-type="float" office:value="5" calcext:value-type="float">
            <text:p>5</text:p>
          </table:table-cell>
          <table:table-cell office:value-type="float" office:value="407" calcext:value-type="float">
            <text:p>407</text:p>
          </table:table-cell>
          <table:table-cell office:value-type="float" office:value="0.21" calcext:value-type="float">
            <text:p>0.21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4" table:formula="of:=COM.MICROSOFT.CONCAT(&quot;(&quot;;&#10;IF([.A22]=&quot;&quot;;&quot;NULL&quot;;COM.MICROSOFT.CONCAT(&quot;&quot;;[.A22];&quot;&quot;));&quot;,&quot;;&#10;IF([.B22]=&quot;&quot;;&quot;NULL&quot;;COM.MICROSOFT.CONCAT(&quot;&quot;&quot;&quot;;[.B22];&quot;&quot;&quot;&quot;));&quot;,&quot;;&#10;IF([.C22]=&quot;&quot;;&quot;NULL&quot;;COM.MICROSOFT.CONCAT(&quot;&quot;&quot;&quot;;[.C22];&quot;&quot;&quot;&quot;));&quot;,&quot;;&#10;IF([.D22]=&quot;&quot;;&quot;NULL&quot;;COM.MICROSOFT.CONCAT(&quot;&quot;&quot;&quot;;[.D22];&quot;&quot;&quot;&quot;));&quot;,&quot;;&#10;IF([.E22]=&quot;&quot;;&quot;NULL&quot;;COM.MICROSOFT.CONCAT(&quot;&quot;&quot;&quot;;[.E22];&quot;&quot;&quot;&quot;));&quot;,&quot;;&#10;IF([.F22]=&quot;&quot;;&quot;NULL&quot;;COM.MICROSOFT.CONCAT(&quot;&quot;&quot;&quot;;[.F22];&quot;&quot;&quot;&quot;));&quot;),&quot;)" office:value-type="string" office:string-value="(77,&quot;Trevon Rodriguez&quot;,&quot;5&quot;,&quot;407&quot;,&quot;0.21&quot;,&quot;664&quot;)," calcext:value-type="string">
            <text:p>(77,"Trevon Rodriguez","5","407","0.21","664"),</text:p>
          </table:table-cell>
          <table:table-cell table:number-columns-repeated="1016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Lainey Ritter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09" calcext:value-type="float">
            <text:p>0.09</text:p>
          </table:table-cell>
          <table:table-cell office:value-type="float" office:value="3201" calcext:value-type="float">
            <text:p>3201</text:p>
          </table:table-cell>
          <table:table-cell/>
          <table:table-cell table:style-name="ce4" table:formula="of:=COM.MICROSOFT.CONCAT(&quot;(&quot;;&#10;IF([.A23]=&quot;&quot;;&quot;NULL&quot;;COM.MICROSOFT.CONCAT(&quot;&quot;;[.A23];&quot;&quot;));&quot;,&quot;;&#10;IF([.B23]=&quot;&quot;;&quot;NULL&quot;;COM.MICROSOFT.CONCAT(&quot;&quot;&quot;&quot;;[.B23];&quot;&quot;&quot;&quot;));&quot;,&quot;;&#10;IF([.C23]=&quot;&quot;;&quot;NULL&quot;;COM.MICROSOFT.CONCAT(&quot;&quot;&quot;&quot;;[.C23];&quot;&quot;&quot;&quot;));&quot;,&quot;;&#10;IF([.D23]=&quot;&quot;;&quot;NULL&quot;;COM.MICROSOFT.CONCAT(&quot;&quot;&quot;&quot;;[.D23];&quot;&quot;&quot;&quot;));&quot;,&quot;;&#10;IF([.E23]=&quot;&quot;;&quot;NULL&quot;;COM.MICROSOFT.CONCAT(&quot;&quot;&quot;&quot;;[.E23];&quot;&quot;&quot;&quot;));&quot;,&quot;;&#10;IF([.F23]=&quot;&quot;;&quot;NULL&quot;;COM.MICROSOFT.CONCAT(&quot;&quot;&quot;&quot;;[.F23];&quot;&quot;&quot;&quot;));&quot;),&quot;)" office:value-type="string" office:string-value="(82,&quot;Lainey Ritter&quot;,&quot;1&quot;,&quot;140&quot;,&quot;0.09&quot;,&quot;3201&quot;)," calcext:value-type="string">
            <text:p>(82,"Lainey Ritter","1","140","0.09","3201"),</text:p>
          </table:table-cell>
          <table:table-cell table:number-columns-repeated="1016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Rylee Paul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0.65" calcext:value-type="float">
            <text:p>0.65</text:p>
          </table:table-cell>
          <table:table-cell office:value-type="float" office:value="17854" calcext:value-type="float">
            <text:p>17854</text:p>
          </table:table-cell>
          <table:table-cell/>
          <table:table-cell table:style-name="ce4" table:formula="of:=COM.MICROSOFT.CONCAT(&quot;(&quot;;&#10;IF([.A24]=&quot;&quot;;&quot;NULL&quot;;COM.MICROSOFT.CONCAT(&quot;&quot;;[.A24];&quot;&quot;));&quot;,&quot;;&#10;IF([.B24]=&quot;&quot;;&quot;NULL&quot;;COM.MICROSOFT.CONCAT(&quot;&quot;&quot;&quot;;[.B24];&quot;&quot;&quot;&quot;));&quot;,&quot;;&#10;IF([.C24]=&quot;&quot;;&quot;NULL&quot;;COM.MICROSOFT.CONCAT(&quot;&quot;&quot;&quot;;[.C24];&quot;&quot;&quot;&quot;));&quot;,&quot;;&#10;IF([.D24]=&quot;&quot;;&quot;NULL&quot;;COM.MICROSOFT.CONCAT(&quot;&quot;&quot;&quot;;[.D24];&quot;&quot;&quot;&quot;));&quot;,&quot;;&#10;IF([.E24]=&quot;&quot;;&quot;NULL&quot;;COM.MICROSOFT.CONCAT(&quot;&quot;&quot;&quot;;[.E24];&quot;&quot;&quot;&quot;));&quot;,&quot;;&#10;IF([.F24]=&quot;&quot;;&quot;NULL&quot;;COM.MICROSOFT.CONCAT(&quot;&quot;&quot;&quot;;[.F24];&quot;&quot;&quot;&quot;));&quot;),&quot;)" office:value-type="string" office:string-value="(84,&quot;Rylee Paul&quot;,&quot;9&quot;,&quot;233&quot;,&quot;0.65&quot;,&quot;17854&quot;)," calcext:value-type="string">
            <text:p>(84,"Rylee Paul","9","233","0.65","17854"),</text:p>
          </table:table-cell>
          <table:table-cell table:number-columns-repeated="1016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Bryson Bowers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18" calcext:value-type="float">
            <text:p>0.18</text:p>
          </table:table-cell>
          <table:table-cell office:value-type="float" office:value="16861" calcext:value-type="float">
            <text:p>16861</text:p>
          </table:table-cell>
          <table:table-cell/>
          <table:table-cell table:style-name="ce4" table:formula="of:=COM.MICROSOFT.CONCAT(&quot;(&quot;;&#10;IF([.A25]=&quot;&quot;;&quot;NULL&quot;;COM.MICROSOFT.CONCAT(&quot;&quot;;[.A25];&quot;&quot;));&quot;,&quot;;&#10;IF([.B25]=&quot;&quot;;&quot;NULL&quot;;COM.MICROSOFT.CONCAT(&quot;&quot;&quot;&quot;;[.B25];&quot;&quot;&quot;&quot;));&quot;,&quot;;&#10;IF([.C25]=&quot;&quot;;&quot;NULL&quot;;COM.MICROSOFT.CONCAT(&quot;&quot;&quot;&quot;;[.C25];&quot;&quot;&quot;&quot;));&quot;,&quot;;&#10;IF([.D25]=&quot;&quot;;&quot;NULL&quot;;COM.MICROSOFT.CONCAT(&quot;&quot;&quot;&quot;;[.D25];&quot;&quot;&quot;&quot;));&quot;,&quot;;&#10;IF([.E25]=&quot;&quot;;&quot;NULL&quot;;COM.MICROSOFT.CONCAT(&quot;&quot;&quot;&quot;;[.E25];&quot;&quot;&quot;&quot;));&quot;,&quot;;&#10;IF([.F25]=&quot;&quot;;&quot;NULL&quot;;COM.MICROSOFT.CONCAT(&quot;&quot;&quot;&quot;;[.F25];&quot;&quot;&quot;&quot;));&quot;),&quot;)" office:value-type="string" office:string-value="(85,&quot;Bryson Bowers&quot;,&quot;6&quot;,&quot;25&quot;,&quot;0.18&quot;,&quot;16861&quot;)," calcext:value-type="string">
            <text:p>(85,"Bryson Bowers","6","25","0.18","16861"),</text:p>
          </table:table-cell>
          <table:table-cell table:number-columns-repeated="1016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Adalyn Blevins</text:p>
          </table:table-cell>
          <table:table-cell office:value-type="float" office:value="11" calcext:value-type="float">
            <text:p>11</text:p>
          </table:table-cell>
          <table:table-cell office:value-type="float" office:value="251" calcext:value-type="float">
            <text:p>251</text:p>
          </table:table-cell>
          <table:table-cell office:value-type="float" office:value="0.6" calcext:value-type="float">
            <text:p>0.6</text:p>
          </table:table-cell>
          <table:table-cell office:value-type="float" office:value="75503" calcext:value-type="float">
            <text:p>75503</text:p>
          </table:table-cell>
          <table:table-cell/>
          <table:table-cell table:style-name="ce4" table:formula="of:=COM.MICROSOFT.CONCAT(&quot;(&quot;;&#10;IF([.A26]=&quot;&quot;;&quot;NULL&quot;;COM.MICROSOFT.CONCAT(&quot;&quot;;[.A26];&quot;&quot;));&quot;,&quot;;&#10;IF([.B26]=&quot;&quot;;&quot;NULL&quot;;COM.MICROSOFT.CONCAT(&quot;&quot;&quot;&quot;;[.B26];&quot;&quot;&quot;&quot;));&quot;,&quot;;&#10;IF([.C26]=&quot;&quot;;&quot;NULL&quot;;COM.MICROSOFT.CONCAT(&quot;&quot;&quot;&quot;;[.C26];&quot;&quot;&quot;&quot;));&quot;,&quot;;&#10;IF([.D26]=&quot;&quot;;&quot;NULL&quot;;COM.MICROSOFT.CONCAT(&quot;&quot;&quot;&quot;;[.D26];&quot;&quot;&quot;&quot;));&quot;,&quot;;&#10;IF([.E26]=&quot;&quot;;&quot;NULL&quot;;COM.MICROSOFT.CONCAT(&quot;&quot;&quot;&quot;;[.E26];&quot;&quot;&quot;&quot;));&quot;,&quot;;&#10;IF([.F26]=&quot;&quot;;&quot;NULL&quot;;COM.MICROSOFT.CONCAT(&quot;&quot;&quot;&quot;;[.F26];&quot;&quot;&quot;&quot;));&quot;),&quot;)" office:value-type="string" office:string-value="(89,&quot;Adalyn Blevins&quot;,&quot;11&quot;,&quot;251&quot;,&quot;0.6&quot;,&quot;75503&quot;)," calcext:value-type="string">
            <text:p>(89,"Adalyn Blevins","11","251","0.6","75503"),</text:p>
          </table:table-cell>
          <table:table-cell table:number-columns-repeated="1016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Trevon Rodriguez</text:p>
          </table:table-cell>
          <table:table-cell office:value-type="float" office:value="5" calcext:value-type="float">
            <text:p>5</text:p>
          </table:table-cell>
          <table:table-cell office:value-type="float" office:value="881" calcext:value-type="float">
            <text:p>881</text:p>
          </table:table-cell>
          <table:table-cell office:value-type="float" office:value="0.41" calcext:value-type="float">
            <text:p>0.41</text:p>
          </table:table-cell>
          <table:table-cell office:value-type="float" office:value="73964" calcext:value-type="float">
            <text:p>73964</text:p>
          </table:table-cell>
          <table:table-cell/>
          <table:table-cell table:style-name="ce4" table:formula="of:=COM.MICROSOFT.CONCAT(&quot;(&quot;;&#10;IF([.A27]=&quot;&quot;;&quot;NULL&quot;;COM.MICROSOFT.CONCAT(&quot;&quot;;[.A27];&quot;&quot;));&quot;,&quot;;&#10;IF([.B27]=&quot;&quot;;&quot;NULL&quot;;COM.MICROSOFT.CONCAT(&quot;&quot;&quot;&quot;;[.B27];&quot;&quot;&quot;&quot;));&quot;,&quot;;&#10;IF([.C27]=&quot;&quot;;&quot;NULL&quot;;COM.MICROSOFT.CONCAT(&quot;&quot;&quot;&quot;;[.C27];&quot;&quot;&quot;&quot;));&quot;,&quot;;&#10;IF([.D27]=&quot;&quot;;&quot;NULL&quot;;COM.MICROSOFT.CONCAT(&quot;&quot;&quot;&quot;;[.D27];&quot;&quot;&quot;&quot;));&quot;,&quot;;&#10;IF([.E27]=&quot;&quot;;&quot;NULL&quot;;COM.MICROSOFT.CONCAT(&quot;&quot;&quot;&quot;;[.E27];&quot;&quot;&quot;&quot;));&quot;,&quot;;&#10;IF([.F27]=&quot;&quot;;&quot;NULL&quot;;COM.MICROSOFT.CONCAT(&quot;&quot;&quot;&quot;;[.F27];&quot;&quot;&quot;&quot;));&quot;),&quot;)" office:value-type="string" office:string-value="(93,&quot;Trevon Rodriguez&quot;,&quot;5&quot;,&quot;881&quot;,&quot;0.41&quot;,&quot;73964&quot;)," calcext:value-type="string">
            <text:p>(93,"Trevon Rodriguez","5","881","0.41","73964"),</text:p>
          </table:table-cell>
          <table:table-cell table:number-columns-repeated="1016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Jon Abbott</text:p>
          </table:table-cell>
          <table:table-cell office:value-type="float" office:value="4" calcext:value-type="float">
            <text:p>4</text:p>
          </table:table-cell>
          <table:table-cell office:value-type="float" office:value="985" calcext:value-type="float">
            <text:p>985</text:p>
          </table:table-cell>
          <table:table-cell office:value-type="float" office:value="0.42" calcext:value-type="float">
            <text:p>0.42</text:p>
          </table:table-cell>
          <table:table-cell office:value-type="float" office:value="55875" calcext:value-type="float">
            <text:p>55875</text:p>
          </table:table-cell>
          <table:table-cell/>
          <table:table-cell table:style-name="ce4" table:formula="of:=COM.MICROSOFT.CONCAT(&quot;(&quot;;&#10;IF([.A28]=&quot;&quot;;&quot;NULL&quot;;COM.MICROSOFT.CONCAT(&quot;&quot;;[.A28];&quot;&quot;));&quot;,&quot;;&#10;IF([.B28]=&quot;&quot;;&quot;NULL&quot;;COM.MICROSOFT.CONCAT(&quot;&quot;&quot;&quot;;[.B28];&quot;&quot;&quot;&quot;));&quot;,&quot;;&#10;IF([.C28]=&quot;&quot;;&quot;NULL&quot;;COM.MICROSOFT.CONCAT(&quot;&quot;&quot;&quot;;[.C28];&quot;&quot;&quot;&quot;));&quot;,&quot;;&#10;IF([.D28]=&quot;&quot;;&quot;NULL&quot;;COM.MICROSOFT.CONCAT(&quot;&quot;&quot;&quot;;[.D28];&quot;&quot;&quot;&quot;));&quot;,&quot;;&#10;IF([.E28]=&quot;&quot;;&quot;NULL&quot;;COM.MICROSOFT.CONCAT(&quot;&quot;&quot;&quot;;[.E28];&quot;&quot;&quot;&quot;));&quot;,&quot;;&#10;IF([.F28]=&quot;&quot;;&quot;NULL&quot;;COM.MICROSOFT.CONCAT(&quot;&quot;&quot;&quot;;[.F28];&quot;&quot;&quot;&quot;));&quot;),&quot;)" office:value-type="string" office:string-value="(95,&quot;Jon Abbott&quot;,&quot;4&quot;,&quot;985&quot;,&quot;0.42&quot;,&quot;55875&quot;)," calcext:value-type="string">
            <text:p>(95,"Jon Abbott","4","985","0.42","55875"),</text:p>
          </table:table-cell>
          <table:table-cell table:number-columns-repeated="1016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Tia Roberson</text:p>
          </table:table-cell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0.34" calcext:value-type="float">
            <text:p>0.34</text:p>
          </table:table-cell>
          <table:table-cell office:value-type="float" office:value="97868" calcext:value-type="float">
            <text:p>97868</text:p>
          </table:table-cell>
          <table:table-cell/>
          <table:table-cell table:style-name="ce4" table:formula="of:=COM.MICROSOFT.CONCAT(&quot;(&quot;;&#10;IF([.A29]=&quot;&quot;;&quot;NULL&quot;;COM.MICROSOFT.CONCAT(&quot;&quot;;[.A29];&quot;&quot;));&quot;,&quot;;&#10;IF([.B29]=&quot;&quot;;&quot;NULL&quot;;COM.MICROSOFT.CONCAT(&quot;&quot;&quot;&quot;;[.B29];&quot;&quot;&quot;&quot;));&quot;,&quot;;&#10;IF([.C29]=&quot;&quot;;&quot;NULL&quot;;COM.MICROSOFT.CONCAT(&quot;&quot;&quot;&quot;;[.C29];&quot;&quot;&quot;&quot;));&quot;,&quot;;&#10;IF([.D29]=&quot;&quot;;&quot;NULL&quot;;COM.MICROSOFT.CONCAT(&quot;&quot;&quot;&quot;;[.D29];&quot;&quot;&quot;&quot;));&quot;,&quot;;&#10;IF([.E29]=&quot;&quot;;&quot;NULL&quot;;COM.MICROSOFT.CONCAT(&quot;&quot;&quot;&quot;;[.E29];&quot;&quot;&quot;&quot;));&quot;,&quot;;&#10;IF([.F29]=&quot;&quot;;&quot;NULL&quot;;COM.MICROSOFT.CONCAT(&quot;&quot;&quot;&quot;;[.F29];&quot;&quot;&quot;&quot;));&quot;);&quot;)" office:value-type="string" office:string-value="(99,&quot;Tia Roberson&quot;,&quot;2&quot;,&quot;473&quot;,&quot;0.34&quot;,&quot;97868&quot;);" calcext:value-type="string">
            <text:p>(99,"Tia Roberson","2","473","0.34","97868");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g" table:style-name="ta1">
        <table:table-column table:style-name="co1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6" table:number-columns-repeated="1020" table:default-cell-style-name="ce6"/>
        <table:table-row table:style-name="ro1">
          <table:table-cell table:style-name="ce5" office:value-type="string" calcext:value-type="string">
            <text:p>tag_id</text:p>
          </table:table-cell>
          <table:table-cell table:style-name="ce5" office:value-type="string" calcext:value-type="string">
            <text:p>tag_name</text:p>
          </table:table-cell>
          <table:table-cell/>
          <table:table-cell table:formula="of:=COM.MICROSOFT.CONCAT(&quot;INSERT INTO tag (&quot;;&#10;[.A1];&quot;,&quot;;&#10;[.B1];&quot;) VALUES &quot;)" office:value-type="string" office:string-value="INSERT INTO tag (tag_id,tag_name) VALUES " calcext:value-type="string">
            <text:p>INSERT INTO tag (tag_id,tag_name) VALUES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ulture</text:p>
          </table:table-cell>
          <table:table-cell office:value-type="float" office:value="1" calcext:value-type="float">
            <text:p>1</text:p>
          </table:table-cell>
          <table:table-cell table:formula="of:=COM.MICROSOFT.CONCAT(&quot;(&quot;;&#10;IF([.A2]=&quot;&quot;;&quot;NULL&quot;;COM.MICROSOFT.CONCAT(&quot;&quot;;[.A2];&quot;&quot;));&quot;,&quot;;&#10;IF([.B2]=&quot;&quot;;&quot;NULL&quot;;COM.MICROSOFT.CONCAT(&quot;&quot;&quot;&quot;;[.B2];&quot;&quot;&quot;&quot;));&quot;),&quot;)" office:value-type="string" office:string-value="(1,&quot;culture&quot;)," calcext:value-type="string">
            <text:p>(1,"culture"),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office:value-type="float" office:value="2" calcext:value-type="float">
            <text:p>2</text:p>
          </table:table-cell>
          <table:table-cell table:formula="of:=COM.MICROSOFT.CONCAT(&quot;(&quot;;&#10;IF([.A3]=&quot;&quot;;&quot;NULL&quot;;COM.MICROSOFT.CONCAT(&quot;&quot;;[.A3];&quot;&quot;));&quot;,&quot;;&#10;IF([.B3]=&quot;&quot;;&quot;NULL&quot;;COM.MICROSOFT.CONCAT(&quot;&quot;&quot;&quot;;[.B3];&quot;&quot;&quot;&quot;));&quot;),&quot;)" office:value-type="string" office:string-value="(2,&quot;design&quot;)," calcext:value-type="string">
            <text:p>(2,"design"),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float" office:value="3" calcext:value-type="float">
            <text:p>3</text:p>
          </table:table-cell>
          <table:table-cell table:formula="of:=COM.MICROSOFT.CONCAT(&quot;(&quot;;&#10;IF([.A4]=&quot;&quot;;&quot;NULL&quot;;COM.MICROSOFT.CONCAT(&quot;&quot;;[.A4];&quot;&quot;));&quot;,&quot;;&#10;IF([.B4]=&quot;&quot;;&quot;NULL&quot;;COM.MICROSOFT.CONCAT(&quot;&quot;&quot;&quot;;[.B4];&quot;&quot;&quot;&quot;));&quot;),&quot;)" office:value-type="string" office:string-value="(3,&quot;health&quot;)," calcext:value-type="string">
            <text:p>(3,"health"),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history</text:p>
          </table:table-cell>
          <table:table-cell office:value-type="float" office:value="4" calcext:value-type="float">
            <text:p>4</text:p>
          </table:table-cell>
          <table:table-cell table:formula="of:=COM.MICROSOFT.CONCAT(&quot;(&quot;;&#10;IF([.A5]=&quot;&quot;;&quot;NULL&quot;;COM.MICROSOFT.CONCAT(&quot;&quot;;[.A5];&quot;&quot;));&quot;,&quot;;&#10;IF([.B5]=&quot;&quot;;&quot;NULL&quot;;COM.MICROSOFT.CONCAT(&quot;&quot;&quot;&quot;;[.B5];&quot;&quot;&quot;&quot;));&quot;),&quot;)" office:value-type="string" office:string-value="(4,&quot;history&quot;)," calcext:value-type="string">
            <text:p>(4,"history"),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olitics</text:p>
          </table:table-cell>
          <table:table-cell office:value-type="float" office:value="5" calcext:value-type="float">
            <text:p>5</text:p>
          </table:table-cell>
          <table:table-cell table:formula="of:=COM.MICROSOFT.CONCAT(&quot;(&quot;;&#10;IF([.A6]=&quot;&quot;;&quot;NULL&quot;;COM.MICROSOFT.CONCAT(&quot;&quot;;[.A6];&quot;&quot;));&quot;,&quot;;&#10;IF([.B6]=&quot;&quot;;&quot;NULL&quot;;COM.MICROSOFT.CONCAT(&quot;&quot;&quot;&quot;;[.B6];&quot;&quot;&quot;&quot;));&quot;),&quot;)" office:value-type="string" office:string-value="(5,&quot;politics&quot;)," calcext:value-type="string">
            <text:p>(5,"politics"),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cience</text:p>
          </table:table-cell>
          <table:table-cell office:value-type="float" office:value="6" calcext:value-type="float">
            <text:p>6</text:p>
          </table:table-cell>
          <table:table-cell table:formula="of:=COM.MICROSOFT.CONCAT(&quot;(&quot;;&#10;IF([.A7]=&quot;&quot;;&quot;NULL&quot;;COM.MICROSOFT.CONCAT(&quot;&quot;;[.A7];&quot;&quot;));&quot;,&quot;;&#10;IF([.B7]=&quot;&quot;;&quot;NULL&quot;;COM.MICROSOFT.CONCAT(&quot;&quot;&quot;&quot;;[.B7];&quot;&quot;&quot;&quot;));&quot;),&quot;)" office:value-type="string" office:string-value="(6,&quot;science&quot;)," calcext:value-type="string">
            <text:p>(6,"science"),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tartups</text:p>
          </table:table-cell>
          <table:table-cell office:value-type="float" office:value="7" calcext:value-type="float">
            <text:p>7</text:p>
          </table:table-cell>
          <table:table-cell table:formula="of:=COM.MICROSOFT.CONCAT(&quot;(&quot;;&#10;IF([.A8]=&quot;&quot;;&quot;NULL&quot;;COM.MICROSOFT.CONCAT(&quot;&quot;;[.A8];&quot;&quot;));&quot;,&quot;;&#10;IF([.B8]=&quot;&quot;;&quot;NULL&quot;;COM.MICROSOFT.CONCAT(&quot;&quot;&quot;&quot;;[.B8];&quot;&quot;&quot;&quot;));&quot;),&quot;)" office:value-type="string" office:string-value="(7,&quot;startups&quot;)," calcext:value-type="string">
            <text:p>(7,"startups"),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tech</text:p>
          </table:table-cell>
          <table:table-cell office:value-type="float" office:value="8" calcext:value-type="float">
            <text:p>8</text:p>
          </table:table-cell>
          <table:table-cell table:formula="of:=COM.MICROSOFT.CONCAT(&quot;(&quot;;&#10;IF([.A9]=&quot;&quot;;&quot;NULL&quot;;COM.MICROSOFT.CONCAT(&quot;&quot;;[.A9];&quot;&quot;));&quot;,&quot;;&#10;IF([.B9]=&quot;&quot;;&quot;NULL&quot;;COM.MICROSOFT.CONCAT(&quot;&quot;&quot;&quot;;[.B9];&quot;&quot;&quot;&quot;));&quot;);&quot;)" office:value-type="string" office:string-value="(8,&quot;tech&quot;);" calcext:value-type="string">
            <text:p>(8,"tech");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_tag" table:style-name="ta1">
        <table:table-column table:style-name="co6" table:number-columns-repeated="3" table:default-cell-style-name="ce6"/>
        <table:table-column table:style-name="co10" table:default-cell-style-name="ce6"/>
        <table:table-column table:style-name="co6" table:number-columns-repeated="1020" table:default-cell-style-name="ce6"/>
        <table:table-row table:style-name="ro1">
          <table:table-cell table:style-name="ce5" office:value-type="string" calcext:value-type="string">
            <text:p>post_id</text:p>
          </table:table-cell>
          <table:table-cell table:style-name="ce5" office:value-type="string" calcext:value-type="string">
            <text:p>tag_id</text:p>
          </table:table-cell>
          <table:table-cell/>
          <table:table-cell table:style-name="ce8" table:formula="of:=COM.MICROSOFT.CONCAT(&quot;INSERT INTO post_tag (&quot;;&#10;[.A1];&quot;,&quot;;&#10;[.B1];&quot;) VALUES &quot;)" office:value-type="string" office:string-value="INSERT INTO post_tag (post_id,tag_id) VALUES " calcext:value-type="string">
            <text:p>INSERT INTO post_tag (post_id,tag_id) VALUES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2]=&quot;&quot;;&quot;NULL&quot;;COM.MICROSOFT.CONCAT(&quot;&quot;;[.A2];&quot;&quot;));&quot;,&quot;;&#10;IF([.B2]=&quot;&quot;;&quot;NULL&quot;;COM.MICROSOFT.CONCAT(&quot;&quot;;[.B2];&quot;&quot;));&quot;),&quot;)" office:value-type="string" office:string-value="(1,8)," calcext:value-type="string">
            <text:p>(1,8),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" table:formula="of:=COM.MICROSOFT.CONCAT(&quot;(&quot;;&#10;IF([.A3]=&quot;&quot;;&quot;NULL&quot;;COM.MICROSOFT.CONCAT(&quot;&quot;;[.A3];&quot;&quot;));&quot;,&quot;;&#10;IF([.B3]=&quot;&quot;;&quot;NULL&quot;;COM.MICROSOFT.CONCAT(&quot;&quot;;[.B3];&quot;&quot;));&quot;),&quot;)" office:value-type="string" office:string-value="(1,3)," calcext:value-type="string">
            <text:p>(1,3),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4]=&quot;&quot;;&quot;NULL&quot;;COM.MICROSOFT.CONCAT(&quot;&quot;;[.A4];&quot;&quot;));&quot;,&quot;;&#10;IF([.B4]=&quot;&quot;;&quot;NULL&quot;;COM.MICROSOFT.CONCAT(&quot;&quot;;[.B4];&quot;&quot;));&quot;),&quot;)" office:value-type="string" office:string-value="(2,8)," calcext:value-type="string">
            <text:p>(2,8),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8" table:formula="of:=COM.MICROSOFT.CONCAT(&quot;(&quot;;&#10;IF([.A5]=&quot;&quot;;&quot;NULL&quot;;COM.MICROSOFT.CONCAT(&quot;&quot;;[.A5];&quot;&quot;));&quot;,&quot;;&#10;IF([.B5]=&quot;&quot;;&quot;NULL&quot;;COM.MICROSOFT.CONCAT(&quot;&quot;;[.B5];&quot;&quot;));&quot;),&quot;)" office:value-type="string" office:string-value="(2,7)," calcext:value-type="string">
            <text:p>(2,7),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8" table:formula="of:=COM.MICROSOFT.CONCAT(&quot;(&quot;;&#10;IF([.A6]=&quot;&quot;;&quot;NULL&quot;;COM.MICROSOFT.CONCAT(&quot;&quot;;[.A6];&quot;&quot;));&quot;,&quot;;&#10;IF([.B6]=&quot;&quot;;&quot;NULL&quot;;COM.MICROSOFT.CONCAT(&quot;&quot;;[.B6];&quot;&quot;));&quot;),&quot;)" office:value-type="string" office:string-value="(2,4)," calcext:value-type="string">
            <text:p>(2,4),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7]=&quot;&quot;;&quot;NULL&quot;;COM.MICROSOFT.CONCAT(&quot;&quot;;[.A7];&quot;&quot;));&quot;,&quot;;&#10;IF([.B7]=&quot;&quot;;&quot;NULL&quot;;COM.MICROSOFT.CONCAT(&quot;&quot;;[.B7];&quot;&quot;));&quot;),&quot;)" office:value-type="string" office:string-value="(4,8)," calcext:value-type="string">
            <text:p>(4,8),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 table:formula="of:=COM.MICROSOFT.CONCAT(&quot;(&quot;;&#10;IF([.A8]=&quot;&quot;;&quot;NULL&quot;;COM.MICROSOFT.CONCAT(&quot;&quot;;[.A8];&quot;&quot;));&quot;,&quot;;&#10;IF([.B8]=&quot;&quot;;&quot;NULL&quot;;COM.MICROSOFT.CONCAT(&quot;&quot;;[.B8];&quot;&quot;));&quot;),&quot;)" office:value-type="string" office:string-value="(4,6)," calcext:value-type="string">
            <text:p>(4,6),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8" table:formula="of:=COM.MICROSOFT.CONCAT(&quot;(&quot;;&#10;IF([.A9]=&quot;&quot;;&quot;NULL&quot;;COM.MICROSOFT.CONCAT(&quot;&quot;;[.A9];&quot;&quot;));&quot;,&quot;;&#10;IF([.B9]=&quot;&quot;;&quot;NULL&quot;;COM.MICROSOFT.CONCAT(&quot;&quot;;[.B9];&quot;&quot;));&quot;),&quot;)" office:value-type="string" office:string-value="(4,2)," calcext:value-type="string">
            <text:p>(4,2),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10]=&quot;&quot;;&quot;NULL&quot;;COM.MICROSOFT.CONCAT(&quot;&quot;;[.A10];&quot;&quot;));&quot;,&quot;;&#10;IF([.B10]=&quot;&quot;;&quot;NULL&quot;;COM.MICROSOFT.CONCAT(&quot;&quot;;[.B10];&quot;&quot;));&quot;),&quot;)" office:value-type="string" office:string-value="(12,8)," calcext:value-type="string">
            <text:p>(12,8),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11]=&quot;&quot;;&quot;NULL&quot;;COM.MICROSOFT.CONCAT(&quot;&quot;;[.A11];&quot;&quot;));&quot;,&quot;;&#10;IF([.B11]=&quot;&quot;;&quot;NULL&quot;;COM.MICROSOFT.CONCAT(&quot;&quot;;[.B11];&quot;&quot;));&quot;),&quot;)" office:value-type="string" office:string-value="(13,8)," calcext:value-type="string">
            <text:p>(13,8),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8" table:formula="of:=COM.MICROSOFT.CONCAT(&quot;(&quot;;&#10;IF([.A12]=&quot;&quot;;&quot;NULL&quot;;COM.MICROSOFT.CONCAT(&quot;&quot;;[.A12];&quot;&quot;));&quot;,&quot;;&#10;IF([.B12]=&quot;&quot;;&quot;NULL&quot;;COM.MICROSOFT.CONCAT(&quot;&quot;;[.B12];&quot;&quot;));&quot;),&quot;)" office:value-type="string" office:string-value="(13,2)," calcext:value-type="string">
            <text:p>(13,2),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13]=&quot;&quot;;&quot;NULL&quot;;COM.MICROSOFT.CONCAT(&quot;&quot;;[.A13];&quot;&quot;));&quot;,&quot;;&#10;IF([.B13]=&quot;&quot;;&quot;NULL&quot;;COM.MICROSOFT.CONCAT(&quot;&quot;;[.B13];&quot;&quot;));&quot;),&quot;)" office:value-type="string" office:string-value="(14,8)," calcext:value-type="string">
            <text:p>(14,8),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8" table:formula="of:=COM.MICROSOFT.CONCAT(&quot;(&quot;;&#10;IF([.A14]=&quot;&quot;;&quot;NULL&quot;;COM.MICROSOFT.CONCAT(&quot;&quot;;[.A14];&quot;&quot;));&quot;,&quot;;&#10;IF([.B14]=&quot;&quot;;&quot;NULL&quot;;COM.MICROSOFT.CONCAT(&quot;&quot;;[.B14];&quot;&quot;));&quot;),&quot;)" office:value-type="string" office:string-value="(14,4)," calcext:value-type="string">
            <text:p>(14,4),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15]=&quot;&quot;;&quot;NULL&quot;;COM.MICROSOFT.CONCAT(&quot;&quot;;[.A15];&quot;&quot;));&quot;,&quot;;&#10;IF([.B15]=&quot;&quot;;&quot;NULL&quot;;COM.MICROSOFT.CONCAT(&quot;&quot;;[.B15];&quot;&quot;));&quot;),&quot;)" office:value-type="string" office:string-value="(15,8)," calcext:value-type="string">
            <text:p>(15,8),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8" table:formula="of:=COM.MICROSOFT.CONCAT(&quot;(&quot;;&#10;IF([.A16]=&quot;&quot;;&quot;NULL&quot;;COM.MICROSOFT.CONCAT(&quot;&quot;;[.A16];&quot;&quot;));&quot;,&quot;;&#10;IF([.B16]=&quot;&quot;;&quot;NULL&quot;;COM.MICROSOFT.CONCAT(&quot;&quot;;[.B16];&quot;&quot;));&quot;),&quot;)" office:value-type="string" office:string-value="(15,1)," calcext:value-type="string">
            <text:p>(15,1),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 table:formula="of:=COM.MICROSOFT.CONCAT(&quot;(&quot;;&#10;IF([.A17]=&quot;&quot;;&quot;NULL&quot;;COM.MICROSOFT.CONCAT(&quot;&quot;;[.A17];&quot;&quot;));&quot;,&quot;;&#10;IF([.B17]=&quot;&quot;;&quot;NULL&quot;;COM.MICROSOFT.CONCAT(&quot;&quot;;[.B17];&quot;&quot;));&quot;),&quot;)" office:value-type="string" office:string-value="(15,7)," calcext:value-type="string">
            <text:p>(15,7),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18]=&quot;&quot;;&quot;NULL&quot;;COM.MICROSOFT.CONCAT(&quot;&quot;;[.A18];&quot;&quot;));&quot;,&quot;;&#10;IF([.B18]=&quot;&quot;;&quot;NULL&quot;;COM.MICROSOFT.CONCAT(&quot;&quot;;[.B18];&quot;&quot;));&quot;),&quot;)" office:value-type="string" office:string-value="(18,8)," calcext:value-type="string">
            <text:p>(18,8),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8" table:formula="of:=COM.MICROSOFT.CONCAT(&quot;(&quot;;&#10;IF([.A19]=&quot;&quot;;&quot;NULL&quot;;COM.MICROSOFT.CONCAT(&quot;&quot;;[.A19];&quot;&quot;));&quot;,&quot;;&#10;IF([.B19]=&quot;&quot;;&quot;NULL&quot;;COM.MICROSOFT.CONCAT(&quot;&quot;;[.B19];&quot;&quot;));&quot;),&quot;)" office:value-type="string" office:string-value="(18,4)," calcext:value-type="string">
            <text:p>(18,4),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20]=&quot;&quot;;&quot;NULL&quot;;COM.MICROSOFT.CONCAT(&quot;&quot;;[.A20];&quot;&quot;));&quot;,&quot;;&#10;IF([.B20]=&quot;&quot;;&quot;NULL&quot;;COM.MICROSOFT.CONCAT(&quot;&quot;;[.B20];&quot;&quot;));&quot;),&quot;)" office:value-type="string" office:string-value="(24,8)," calcext:value-type="string">
            <text:p>(24,8),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8" table:formula="of:=COM.MICROSOFT.CONCAT(&quot;(&quot;;&#10;IF([.A21]=&quot;&quot;;&quot;NULL&quot;;COM.MICROSOFT.CONCAT(&quot;&quot;;[.A21];&quot;&quot;));&quot;,&quot;;&#10;IF([.B21]=&quot;&quot;;&quot;NULL&quot;;COM.MICROSOFT.CONCAT(&quot;&quot;;[.B21];&quot;&quot;));&quot;),&quot;)" office:value-type="string" office:string-value="(24,1)," calcext:value-type="string">
            <text:p>(24,1),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 table:formula="of:=COM.MICROSOFT.CONCAT(&quot;(&quot;;&#10;IF([.A22]=&quot;&quot;;&quot;NULL&quot;;COM.MICROSOFT.CONCAT(&quot;&quot;;[.A22];&quot;&quot;));&quot;,&quot;;&#10;IF([.B22]=&quot;&quot;;&quot;NULL&quot;;COM.MICROSOFT.CONCAT(&quot;&quot;;[.B22];&quot;&quot;));&quot;),&quot;)" office:value-type="string" office:string-value="(24,5)," calcext:value-type="string">
            <text:p>(24,5),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23]=&quot;&quot;;&quot;NULL&quot;;COM.MICROSOFT.CONCAT(&quot;&quot;;[.A23];&quot;&quot;));&quot;,&quot;;&#10;IF([.B23]=&quot;&quot;;&quot;NULL&quot;;COM.MICROSOFT.CONCAT(&quot;&quot;;[.B23];&quot;&quot;));&quot;),&quot;)" office:value-type="string" office:string-value="(25,8)," calcext:value-type="string">
            <text:p>(25,8),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 table:formula="of:=COM.MICROSOFT.CONCAT(&quot;(&quot;;&#10;IF([.A24]=&quot;&quot;;&quot;NULL&quot;;COM.MICROSOFT.CONCAT(&quot;&quot;;[.A24];&quot;&quot;));&quot;,&quot;;&#10;IF([.B24]=&quot;&quot;;&quot;NULL&quot;;COM.MICROSOFT.CONCAT(&quot;&quot;;[.B24];&quot;&quot;));&quot;),&quot;)" office:value-type="string" office:string-value="(25,5)," calcext:value-type="string">
            <text:p>(25,5),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25]=&quot;&quot;;&quot;NULL&quot;;COM.MICROSOFT.CONCAT(&quot;&quot;;[.A25];&quot;&quot;));&quot;,&quot;;&#10;IF([.B25]=&quot;&quot;;&quot;NULL&quot;;COM.MICROSOFT.CONCAT(&quot;&quot;;[.B25];&quot;&quot;));&quot;),&quot;)" office:value-type="string" office:string-value="(26,8)," calcext:value-type="string">
            <text:p>(26,8),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26]=&quot;&quot;;&quot;NULL&quot;;COM.MICROSOFT.CONCAT(&quot;&quot;;[.A26];&quot;&quot;));&quot;,&quot;;&#10;IF([.B26]=&quot;&quot;;&quot;NULL&quot;;COM.MICROSOFT.CONCAT(&quot;&quot;;[.B26];&quot;&quot;));&quot;),&quot;)" office:value-type="string" office:string-value="(35,8)," calcext:value-type="string">
            <text:p>(35,8),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" table:formula="of:=COM.MICROSOFT.CONCAT(&quot;(&quot;;&#10;IF([.A27]=&quot;&quot;;&quot;NULL&quot;;COM.MICROSOFT.CONCAT(&quot;&quot;;[.A27];&quot;&quot;));&quot;,&quot;;&#10;IF([.B27]=&quot;&quot;;&quot;NULL&quot;;COM.MICROSOFT.CONCAT(&quot;&quot;;[.B27];&quot;&quot;));&quot;),&quot;)" office:value-type="string" office:string-value="(37,3)," calcext:value-type="string">
            <text:p>(37,3),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8" table:formula="of:=COM.MICROSOFT.CONCAT(&quot;(&quot;;&#10;IF([.A28]=&quot;&quot;;&quot;NULL&quot;;COM.MICROSOFT.CONCAT(&quot;&quot;;[.A28];&quot;&quot;));&quot;,&quot;;&#10;IF([.B28]=&quot;&quot;;&quot;NULL&quot;;COM.MICROSOFT.CONCAT(&quot;&quot;;[.B28];&quot;&quot;));&quot;),&quot;)" office:value-type="string" office:string-value="(37,4)," calcext:value-type="string">
            <text:p>(37,4),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29]=&quot;&quot;;&quot;NULL&quot;;COM.MICROSOFT.CONCAT(&quot;&quot;;[.A29];&quot;&quot;));&quot;,&quot;;&#10;IF([.B29]=&quot;&quot;;&quot;NULL&quot;;COM.MICROSOFT.CONCAT(&quot;&quot;;[.B29];&quot;&quot;));&quot;),&quot;)" office:value-type="string" office:string-value="(37,8)," calcext:value-type="string">
            <text:p>(37,8),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 table:formula="of:=COM.MICROSOFT.CONCAT(&quot;(&quot;;&#10;IF([.A30]=&quot;&quot;;&quot;NULL&quot;;COM.MICROSOFT.CONCAT(&quot;&quot;;[.A30];&quot;&quot;));&quot;,&quot;;&#10;IF([.B30]=&quot;&quot;;&quot;NULL&quot;;COM.MICROSOFT.CONCAT(&quot;&quot;;[.B30];&quot;&quot;));&quot;),&quot;)" office:value-type="string" office:string-value="(43,6)," calcext:value-type="string">
            <text:p>(43,6),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31]=&quot;&quot;;&quot;NULL&quot;;COM.MICROSOFT.CONCAT(&quot;&quot;;[.A31];&quot;&quot;));&quot;,&quot;;&#10;IF([.B31]=&quot;&quot;;&quot;NULL&quot;;COM.MICROSOFT.CONCAT(&quot;&quot;;[.B31];&quot;&quot;));&quot;),&quot;)" office:value-type="string" office:string-value="(43,8)," calcext:value-type="string">
            <text:p>(43,8),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8" table:formula="of:=COM.MICROSOFT.CONCAT(&quot;(&quot;;&#10;IF([.A32]=&quot;&quot;;&quot;NULL&quot;;COM.MICROSOFT.CONCAT(&quot;&quot;;[.A32];&quot;&quot;));&quot;,&quot;;&#10;IF([.B32]=&quot;&quot;;&quot;NULL&quot;;COM.MICROSOFT.CONCAT(&quot;&quot;;[.B32];&quot;&quot;));&quot;),&quot;)" office:value-type="string" office:string-value="(46,1)," calcext:value-type="string">
            <text:p>(46,1),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33]=&quot;&quot;;&quot;NULL&quot;;COM.MICROSOFT.CONCAT(&quot;&quot;;[.A33];&quot;&quot;));&quot;,&quot;;&#10;IF([.B33]=&quot;&quot;;&quot;NULL&quot;;COM.MICROSOFT.CONCAT(&quot;&quot;;[.B33];&quot;&quot;));&quot;),&quot;)" office:value-type="string" office:string-value="(46,8)," calcext:value-type="string">
            <text:p>(46,8),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8" table:formula="of:=COM.MICROSOFT.CONCAT(&quot;(&quot;;&#10;IF([.A34]=&quot;&quot;;&quot;NULL&quot;;COM.MICROSOFT.CONCAT(&quot;&quot;;[.A34];&quot;&quot;));&quot;,&quot;;&#10;IF([.B34]=&quot;&quot;;&quot;NULL&quot;;COM.MICROSOFT.CONCAT(&quot;&quot;;[.B34];&quot;&quot;));&quot;),&quot;)" office:value-type="string" office:string-value="(51,2)," calcext:value-type="string">
            <text:p>(51,2),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 table:formula="of:=COM.MICROSOFT.CONCAT(&quot;(&quot;;&#10;IF([.A35]=&quot;&quot;;&quot;NULL&quot;;COM.MICROSOFT.CONCAT(&quot;&quot;;[.A35];&quot;&quot;));&quot;,&quot;;&#10;IF([.B35]=&quot;&quot;;&quot;NULL&quot;;COM.MICROSOFT.CONCAT(&quot;&quot;;[.B35];&quot;&quot;));&quot;),&quot;)" office:value-type="string" office:string-value="(51,7)," calcext:value-type="string">
            <text:p>(51,7),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36]=&quot;&quot;;&quot;NULL&quot;;COM.MICROSOFT.CONCAT(&quot;&quot;;[.A36];&quot;&quot;));&quot;,&quot;;&#10;IF([.B36]=&quot;&quot;;&quot;NULL&quot;;COM.MICROSOFT.CONCAT(&quot;&quot;;[.B36];&quot;&quot;));&quot;),&quot;)" office:value-type="string" office:string-value="(51,8)," calcext:value-type="string">
            <text:p>(51,8),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8" table:formula="of:=COM.MICROSOFT.CONCAT(&quot;(&quot;;&#10;IF([.A37]=&quot;&quot;;&quot;NULL&quot;;COM.MICROSOFT.CONCAT(&quot;&quot;;[.A37];&quot;&quot;));&quot;,&quot;;&#10;IF([.B37]=&quot;&quot;;&quot;NULL&quot;;COM.MICROSOFT.CONCAT(&quot;&quot;;[.B37];&quot;&quot;));&quot;),&quot;)" office:value-type="string" office:string-value="(54,1)," calcext:value-type="string">
            <text:p>(54,1),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38]=&quot;&quot;;&quot;NULL&quot;;COM.MICROSOFT.CONCAT(&quot;&quot;;[.A38];&quot;&quot;));&quot;,&quot;;&#10;IF([.B38]=&quot;&quot;;&quot;NULL&quot;;COM.MICROSOFT.CONCAT(&quot;&quot;;[.B38];&quot;&quot;));&quot;),&quot;)" office:value-type="string" office:string-value="(54,8)," calcext:value-type="string">
            <text:p>(54,8),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 table:formula="of:=COM.MICROSOFT.CONCAT(&quot;(&quot;;&#10;IF([.A39]=&quot;&quot;;&quot;NULL&quot;;COM.MICROSOFT.CONCAT(&quot;&quot;;[.A39];&quot;&quot;));&quot;,&quot;;&#10;IF([.B39]=&quot;&quot;;&quot;NULL&quot;;COM.MICROSOFT.CONCAT(&quot;&quot;;[.B39];&quot;&quot;));&quot;),&quot;)" office:value-type="string" office:string-value="(58,6)," calcext:value-type="string">
            <text:p>(58,6),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40]=&quot;&quot;;&quot;NULL&quot;;COM.MICROSOFT.CONCAT(&quot;&quot;;[.A40];&quot;&quot;));&quot;,&quot;;&#10;IF([.B40]=&quot;&quot;;&quot;NULL&quot;;COM.MICROSOFT.CONCAT(&quot;&quot;;[.B40];&quot;&quot;));&quot;),&quot;)" office:value-type="string" office:string-value="(58,8)," calcext:value-type="string">
            <text:p>(58,8),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 table:formula="of:=COM.MICROSOFT.CONCAT(&quot;(&quot;;&#10;IF([.A41]=&quot;&quot;;&quot;NULL&quot;;COM.MICROSOFT.CONCAT(&quot;&quot;;[.A41];&quot;&quot;));&quot;,&quot;;&#10;IF([.B41]=&quot;&quot;;&quot;NULL&quot;;COM.MICROSOFT.CONCAT(&quot;&quot;;[.B41];&quot;&quot;));&quot;),&quot;)" office:value-type="string" office:string-value="(59,5)," calcext:value-type="string">
            <text:p>(59,5),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42]=&quot;&quot;;&quot;NULL&quot;;COM.MICROSOFT.CONCAT(&quot;&quot;;[.A42];&quot;&quot;));&quot;,&quot;;&#10;IF([.B42]=&quot;&quot;;&quot;NULL&quot;;COM.MICROSOFT.CONCAT(&quot;&quot;;[.B42];&quot;&quot;));&quot;),&quot;)" office:value-type="string" office:string-value="(59,8)," calcext:value-type="string">
            <text:p>(59,8),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43]=&quot;&quot;;&quot;NULL&quot;;COM.MICROSOFT.CONCAT(&quot;&quot;;[.A43];&quot;&quot;));&quot;,&quot;;&#10;IF([.B43]=&quot;&quot;;&quot;NULL&quot;;COM.MICROSOFT.CONCAT(&quot;&quot;;[.B43];&quot;&quot;));&quot;),&quot;)" office:value-type="string" office:string-value="(76,8)," calcext:value-type="string">
            <text:p>(76,8),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" table:formula="of:=COM.MICROSOFT.CONCAT(&quot;(&quot;;&#10;IF([.A44]=&quot;&quot;;&quot;NULL&quot;;COM.MICROSOFT.CONCAT(&quot;&quot;;[.A44];&quot;&quot;));&quot;,&quot;;&#10;IF([.B44]=&quot;&quot;;&quot;NULL&quot;;COM.MICROSOFT.CONCAT(&quot;&quot;;[.B44];&quot;&quot;));&quot;),&quot;)" office:value-type="string" office:string-value="(76,3)," calcext:value-type="string">
            <text:p>(76,3),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 table:formula="of:=COM.MICROSOFT.CONCAT(&quot;(&quot;;&#10;IF([.A45]=&quot;&quot;;&quot;NULL&quot;;COM.MICROSOFT.CONCAT(&quot;&quot;;[.A45];&quot;&quot;));&quot;,&quot;;&#10;IF([.B45]=&quot;&quot;;&quot;NULL&quot;;COM.MICROSOFT.CONCAT(&quot;&quot;;[.B45];&quot;&quot;));&quot;),&quot;)" office:value-type="string" office:string-value="(76,5)," calcext:value-type="string">
            <text:p>(76,5),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46]=&quot;&quot;;&quot;NULL&quot;;COM.MICROSOFT.CONCAT(&quot;&quot;;[.A46];&quot;&quot;));&quot;,&quot;;&#10;IF([.B46]=&quot;&quot;;&quot;NULL&quot;;COM.MICROSOFT.CONCAT(&quot;&quot;;[.B46];&quot;&quot;));&quot;),&quot;)" office:value-type="string" office:string-value="(77,8)," calcext:value-type="string">
            <text:p>(77,8),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 table:formula="of:=COM.MICROSOFT.CONCAT(&quot;(&quot;;&#10;IF([.A47]=&quot;&quot;;&quot;NULL&quot;;COM.MICROSOFT.CONCAT(&quot;&quot;;[.A47];&quot;&quot;));&quot;,&quot;;&#10;IF([.B47]=&quot;&quot;;&quot;NULL&quot;;COM.MICROSOFT.CONCAT(&quot;&quot;;[.B47];&quot;&quot;));&quot;),&quot;)" office:value-type="string" office:string-value="(77,7)," calcext:value-type="string">
            <text:p>(77,7),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 table:formula="of:=COM.MICROSOFT.CONCAT(&quot;(&quot;;&#10;IF([.A48]=&quot;&quot;;&quot;NULL&quot;;COM.MICROSOFT.CONCAT(&quot;&quot;;[.A48];&quot;&quot;));&quot;,&quot;;&#10;IF([.B48]=&quot;&quot;;&quot;NULL&quot;;COM.MICROSOFT.CONCAT(&quot;&quot;;[.B48];&quot;&quot;));&quot;),&quot;)" office:value-type="string" office:string-value="(77,5)," calcext:value-type="string">
            <text:p>(77,5),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8" table:formula="of:=COM.MICROSOFT.CONCAT(&quot;(&quot;;&#10;IF([.A49]=&quot;&quot;;&quot;NULL&quot;;COM.MICROSOFT.CONCAT(&quot;&quot;;[.A49];&quot;&quot;));&quot;,&quot;;&#10;IF([.B49]=&quot;&quot;;&quot;NULL&quot;;COM.MICROSOFT.CONCAT(&quot;&quot;;[.B49];&quot;&quot;));&quot;),&quot;)" office:value-type="string" office:string-value="(77,6)," calcext:value-type="string">
            <text:p>(77,6),</text:p>
          </table:table-cell>
          <table:table-cell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50]=&quot;&quot;;&quot;NULL&quot;;COM.MICROSOFT.CONCAT(&quot;&quot;;[.A50];&quot;&quot;));&quot;,&quot;;&#10;IF([.B50]=&quot;&quot;;&quot;NULL&quot;;COM.MICROSOFT.CONCAT(&quot;&quot;;[.B50];&quot;&quot;));&quot;),&quot;)" office:value-type="string" office:string-value="(82,8)," calcext:value-type="string">
            <text:p>(82,8),</text:p>
          </table:table-cell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51]=&quot;&quot;;&quot;NULL&quot;;COM.MICROSOFT.CONCAT(&quot;&quot;;[.A51];&quot;&quot;));&quot;,&quot;;&#10;IF([.B51]=&quot;&quot;;&quot;NULL&quot;;COM.MICROSOFT.CONCAT(&quot;&quot;;[.B51];&quot;&quot;));&quot;),&quot;)" office:value-type="string" office:string-value="(84,8)," calcext:value-type="string">
            <text:p>(84,8),</text:p>
          </table:table-cell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 table:formula="of:=COM.MICROSOFT.CONCAT(&quot;(&quot;;&#10;IF([.A52]=&quot;&quot;;&quot;NULL&quot;;COM.MICROSOFT.CONCAT(&quot;&quot;;[.A52];&quot;&quot;));&quot;,&quot;;&#10;IF([.B52]=&quot;&quot;;&quot;NULL&quot;;COM.MICROSOFT.CONCAT(&quot;&quot;;[.B52];&quot;&quot;));&quot;),&quot;)" office:value-type="string" office:string-value="(84,5)," calcext:value-type="string">
            <text:p>(84,5),</text:p>
          </table:table-cell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8" table:formula="of:=COM.MICROSOFT.CONCAT(&quot;(&quot;;&#10;IF([.A53]=&quot;&quot;;&quot;NULL&quot;;COM.MICROSOFT.CONCAT(&quot;&quot;;[.A53];&quot;&quot;));&quot;,&quot;;&#10;IF([.B53]=&quot;&quot;;&quot;NULL&quot;;COM.MICROSOFT.CONCAT(&quot;&quot;;[.B53];&quot;&quot;));&quot;),&quot;)" office:value-type="string" office:string-value="(84,4)," calcext:value-type="string">
            <text:p>(84,4),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54]=&quot;&quot;;&quot;NULL&quot;;COM.MICROSOFT.CONCAT(&quot;&quot;;[.A54];&quot;&quot;));&quot;,&quot;;&#10;IF([.B54]=&quot;&quot;;&quot;NULL&quot;;COM.MICROSOFT.CONCAT(&quot;&quot;;[.B54];&quot;&quot;));&quot;),&quot;)" office:value-type="string" office:string-value="(85,8)," calcext:value-type="string">
            <text:p>(85,8),</text:p>
          </table:table-cell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55]=&quot;&quot;;&quot;NULL&quot;;COM.MICROSOFT.CONCAT(&quot;&quot;;[.A55];&quot;&quot;));&quot;,&quot;;&#10;IF([.B55]=&quot;&quot;;&quot;NULL&quot;;COM.MICROSOFT.CONCAT(&quot;&quot;;[.B55];&quot;&quot;));&quot;),&quot;)" office:value-type="string" office:string-value="(89,8)," calcext:value-type="string">
            <text:p>(89,8),</text:p>
          </table:table-cell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 table:formula="of:=COM.MICROSOFT.CONCAT(&quot;(&quot;;&#10;IF([.A56]=&quot;&quot;;&quot;NULL&quot;;COM.MICROSOFT.CONCAT(&quot;&quot;;[.A56];&quot;&quot;));&quot;,&quot;;&#10;IF([.B56]=&quot;&quot;;&quot;NULL&quot;;COM.MICROSOFT.CONCAT(&quot;&quot;;[.B56];&quot;&quot;));&quot;),&quot;)" office:value-type="string" office:string-value="(89,5)," calcext:value-type="string">
            <text:p>(89,5),</text:p>
          </table:table-cell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8" table:formula="of:=COM.MICROSOFT.CONCAT(&quot;(&quot;;&#10;IF([.A57]=&quot;&quot;;&quot;NULL&quot;;COM.MICROSOFT.CONCAT(&quot;&quot;;[.A57];&quot;&quot;));&quot;,&quot;;&#10;IF([.B57]=&quot;&quot;;&quot;NULL&quot;;COM.MICROSOFT.CONCAT(&quot;&quot;;[.B57];&quot;&quot;));&quot;),&quot;)" office:value-type="string" office:string-value="(89,7)," calcext:value-type="string">
            <text:p>(89,7),</text:p>
          </table:table-cell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8" table:formula="of:=COM.MICROSOFT.CONCAT(&quot;(&quot;;&#10;IF([.A58]=&quot;&quot;;&quot;NULL&quot;;COM.MICROSOFT.CONCAT(&quot;&quot;;[.A58];&quot;&quot;));&quot;,&quot;;&#10;IF([.B58]=&quot;&quot;;&quot;NULL&quot;;COM.MICROSOFT.CONCAT(&quot;&quot;;[.B58];&quot;&quot;));&quot;),&quot;)" office:value-type="string" office:string-value="(89,4)," calcext:value-type="string">
            <text:p>(89,4),</text:p>
          </table:table-cell>
          <table:table-cell table:number-columns-repeated="102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59]=&quot;&quot;;&quot;NULL&quot;;COM.MICROSOFT.CONCAT(&quot;&quot;;[.A59];&quot;&quot;));&quot;,&quot;;&#10;IF([.B59]=&quot;&quot;;&quot;NULL&quot;;COM.MICROSOFT.CONCAT(&quot;&quot;;[.B59];&quot;&quot;));&quot;),&quot;)" office:value-type="string" office:string-value="(93,8)," calcext:value-type="string">
            <text:p>(93,8),</text:p>
          </table:table-cell>
          <table:table-cell table:number-columns-repeated="102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8" table:formula="of:=COM.MICROSOFT.CONCAT(&quot;(&quot;;&#10;IF([.A60]=&quot;&quot;;&quot;NULL&quot;;COM.MICROSOFT.CONCAT(&quot;&quot;;[.A60];&quot;&quot;));&quot;,&quot;;&#10;IF([.B60]=&quot;&quot;;&quot;NULL&quot;;COM.MICROSOFT.CONCAT(&quot;&quot;;[.B60];&quot;&quot;));&quot;),&quot;)" office:value-type="string" office:string-value="(93,4)," calcext:value-type="string">
            <text:p>(93,4),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61]=&quot;&quot;;&quot;NULL&quot;;COM.MICROSOFT.CONCAT(&quot;&quot;;[.A61];&quot;&quot;));&quot;,&quot;;&#10;IF([.B61]=&quot;&quot;;&quot;NULL&quot;;COM.MICROSOFT.CONCAT(&quot;&quot;;[.B61];&quot;&quot;));&quot;),&quot;)" office:value-type="string" office:string-value="(95,8)," calcext:value-type="string">
            <text:p>(95,8),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8" table:formula="of:=COM.MICROSOFT.CONCAT(&quot;(&quot;;&#10;IF([.A62]=&quot;&quot;;&quot;NULL&quot;;COM.MICROSOFT.CONCAT(&quot;&quot;;[.A62];&quot;&quot;));&quot;,&quot;;&#10;IF([.B62]=&quot;&quot;;&quot;NULL&quot;;COM.MICROSOFT.CONCAT(&quot;&quot;;[.B62];&quot;&quot;));&quot;),&quot;)" office:value-type="string" office:string-value="(95,5)," calcext:value-type="string">
            <text:p>(95,5),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8" table:formula="of:=COM.MICROSOFT.CONCAT(&quot;(&quot;;&#10;IF([.A63]=&quot;&quot;;&quot;NULL&quot;;COM.MICROSOFT.CONCAT(&quot;&quot;;[.A63];&quot;&quot;));&quot;,&quot;;&#10;IF([.B63]=&quot;&quot;;&quot;NULL&quot;;COM.MICROSOFT.CONCAT(&quot;&quot;;[.B63];&quot;&quot;));&quot;),&quot;)" office:value-type="string" office:string-value="(95,3)," calcext:value-type="string">
            <text:p>(95,3),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8" table:formula="of:=COM.MICROSOFT.CONCAT(&quot;(&quot;;&#10;IF([.A64]=&quot;&quot;;&quot;NULL&quot;;COM.MICROSOFT.CONCAT(&quot;&quot;;[.A64];&quot;&quot;));&quot;,&quot;;&#10;IF([.B64]=&quot;&quot;;&quot;NULL&quot;;COM.MICROSOFT.CONCAT(&quot;&quot;;[.B64];&quot;&quot;));&quot;),&quot;)" office:value-type="string" office:string-value="(95,4)," calcext:value-type="string">
            <text:p>(95,4),</text:p>
          </table:table-cell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8" table:formula="of:=COM.MICROSOFT.CONCAT(&quot;(&quot;;&#10;IF([.A65]=&quot;&quot;;&quot;NULL&quot;;COM.MICROSOFT.CONCAT(&quot;&quot;;[.A65];&quot;&quot;));&quot;,&quot;;&#10;IF([.B65]=&quot;&quot;;&quot;NULL&quot;;COM.MICROSOFT.CONCAT(&quot;&quot;;[.B65];&quot;&quot;));&quot;),&quot;)" office:value-type="string" office:string-value="(99,8)," calcext:value-type="string">
            <text:p>(99,8),</text:p>
          </table:table-cell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8" table:formula="of:=COM.MICROSOFT.CONCAT(&quot;(&quot;;&#10;IF([.A66]=&quot;&quot;;&quot;NULL&quot;;COM.MICROSOFT.CONCAT(&quot;&quot;;[.A66];&quot;&quot;));&quot;,&quot;;&#10;IF([.B66]=&quot;&quot;;&quot;NULL&quot;;COM.MICROSOFT.CONCAT(&quot;&quot;;[.B66];&quot;&quot;));&quot;),&quot;)" office:value-type="string" office:string-value="(99,1)," calcext:value-type="string">
            <text:p>(99,1),</text:p>
          </table:table-cell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9" table:formula="of:=COM.MICROSOFT.CONCAT(&quot;(&quot;;&#10;IF([.A67]=&quot;&quot;;&quot;NULL&quot;;COM.MICROSOFT.CONCAT(&quot;&quot;;[.A67];&quot;&quot;));&quot;,&quot;;&#10;IF([.B67]=&quot;&quot;;&quot;NULL&quot;;COM.MICROSOFT.CONCAT(&quot;&quot;;[.B67];&quot;&quot;));&quot;);&quot;)" office:value-type="string" office:string-value="(99,7);" calcext:value-type="string">
            <text:p>(99,7);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havyai Gupta</meta:initial-creator>
    <meta:creation-date>2022-05-26T19:59:19.436985526</meta:creation-date>
    <dc:date>2022-05-26T20:21:21.851610869</dc:date>
    <dc:creator>Bhavyai Gupta</dc:creator>
    <meta:editing-duration>PT21M48S</meta:editing-duration>
    <meta:editing-cycles>29</meta:editing-cycles>
    <meta:generator>LibreOffice/7.3.3.2$Linux_X86_64 LibreOffice_project/30$Build-2</meta:generator>
    <meta:document-statistic meta:table-count="3" meta:cell-count="439" meta:object-count="0"/>
  </office:meta>
</office:document-meta>
</file>